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TUSUR/TemplateModule.xml" manifest:media-type="text/xml"/>
  <manifest:file-entry manifest:full-path="Basic/TUSUR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TUSUR/TemplateGenerator.xml" manifest:media-type="text/xml"/>
  <manifest:file-entry manifest:full-path="Dialogs/TUSUR/dialog-lb.xml" manifest:media-type="text/xml"/>
  <manifest:file-entry manifest:full-path="Dialogs/dialog-lc.xml" manifest:media-type="text/xml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office:new" xlink:href="vnd.sun.star.script:TUSUR.TemplateModule.ShowTemplateGenerator?language=Basic&amp;location=document" xlink:type="simple"/>
    </office:event-listeners>
  </office:scripts>
  <office:font-face-decls>
    <style:font-face style:name="OpenSymbol" svg:font-family="OpenSymbol" style:font-adornments="Regular" style:font-charset="x-symbol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Отчет_20_Колонтитул">
      <style:paragraph-properties>
        <style:tab-stops/>
      </style:paragraph-properties>
    </style:style>
    <style:style style:name="P2" style:family="paragraph" style:parent-style-name="Отчет_20_Титульный_20_Информация">
      <style:paragraph-properties>
        <style:tab-stops>
          <style:tab-stop style:position="6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3" style:family="paragraph" style:parent-style-name="Отчет_20_Титульный_20_Информация">
      <style:paragraph-properties>
        <style:tab-stops>
          <style:tab-stop style:position="4.001cm" style:type="right"/>
          <style:tab-stop style:position="6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4" style:family="paragraph" style:parent-style-name="Отчет_20_Титульный_20_Информация">
      <style:paragraph-properties>
        <style:tab-stops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5" style:family="paragraph" style:parent-style-name="Отчет_20_Титульный_20_Информация">
      <style:paragraph-properties>
        <style:tab-stops>
          <style:tab-stop style:position="2cm" style:type="center"/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6" style:family="paragraph" style:parent-style-name="Отчет_20_Титульный_20_Информация">
      <style:text-properties style:text-underline-style="none" officeooo:rsid="0018d78e" officeooo:paragraph-rsid="0018d78e"/>
    </style:style>
    <style:style style:name="P7" style:family="paragraph" style:parent-style-name="Отчет_20_Титульный_20_Информация">
      <style:paragraph-properties>
        <style:tab-stops>
          <style:tab-stop style:position="1cm" style:type="center"/>
          <style:tab-stop style:position="2cm" style:type="right"/>
          <style:tab-stop style:position="4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8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9" style:family="paragraph" style:parent-style-name="Отчет_20_Титульный_20_Информация">
      <style:paragraph-properties>
        <style:tab-stops>
          <style:tab-stop style:position="4.001cm" style:type="right"/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10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style:text-underline-style="solid" style:text-underline-width="auto" style:text-underline-color="font-color" officeooo:rsid="0018d78e" officeooo:paragraph-rsid="0018d78e"/>
    </style:style>
    <style:style style:name="P11" style:family="paragraph" style:parent-style-name="Отчет_20_Титульный_20_Информация">
      <style:paragraph-properties fo:text-align="end" style:justify-single-word="false">
        <style:tab-stops>
          <style:tab-stop style:position="1cm" style:type="center"/>
          <style:tab-stop style:position="2cm" style:type="right"/>
        </style:tab-stops>
      </style:paragraph-properties>
      <style:text-properties style:text-underline-style="solid" style:text-underline-width="auto" style:text-underline-color="font-color"/>
    </style:style>
    <style:style style:name="P12" style:family="paragraph" style:parent-style-name="Отчет_20_Титульный_20_Информация">
      <style:paragraph-properties fo:text-align="end" style:justify-single-word="false">
        <style:tab-stops>
          <style:tab-stop style:position="1cm" style:type="center"/>
          <style:tab-stop style:position="2cm" style:type="right"/>
        </style:tab-stops>
      </style:paragraph-properties>
    </style:style>
    <style:style style:name="P13" style:family="paragraph" style:parent-style-name="Отчет_20_Титульный_20_Информация">
      <style:paragraph-properties fo:break-before="column">
        <style:tab-stops>
          <style:tab-stop style:position="6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14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</style:style>
    <style:style style:name="P15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  <style:text-properties officeooo:paragraph-rsid="001d3e4f"/>
    </style:style>
    <style:style style:name="P16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  <style:text-properties officeooo:paragraph-rsid="0081c84f"/>
    </style:style>
    <style:style style:name="P17" style:family="paragraph" style:parent-style-name="Отчет_20_Титульный_20_Тема_20_Работы">
      <style:text-properties officeooo:paragraph-rsid="001d3e4f"/>
    </style:style>
    <style:style style:name="P18" style:family="paragraph" style:parent-style-name="Отчет_20_Титульный_20_Базовый" style:master-page-name="Отчет_20_Титульный">
      <style:paragraph-properties fo:margin-top="0cm" fo:margin-bottom="0.199cm" style:contextual-spacing="false" fo:text-align="center" style:justify-single-word="false" style:page-number="auto"/>
    </style:style>
    <style:style style:name="P19" style:family="paragraph" style:parent-style-name="Отчет_20_Абзац">
      <style:text-properties officeooo:paragraph-rsid="008472dd"/>
    </style:style>
    <style:style style:name="P20" style:family="paragraph" style:parent-style-name="Отчет_20_Абзац">
      <style:text-properties officeooo:paragraph-rsid="0084d628"/>
    </style:style>
    <style:style style:name="P21" style:family="paragraph" style:parent-style-name="Отчет_20_Заголовок_20_1">
      <style:paragraph-properties fo:break-before="page"/>
    </style:style>
    <style:style style:name="P22" style:family="paragraph" style:parent-style-name="Отчет_20_Заголовок_20_1">
      <style:text-properties officeooo:rsid="0084d628" officeooo:paragraph-rsid="0084d628"/>
    </style:style>
    <style:style style:name="P23" style:family="paragraph" style:parent-style-name="Отчет_20_Заголовок_20_1">
      <style:text-properties officeooo:rsid="00858bf9" officeooo:paragraph-rsid="00858bf9"/>
    </style:style>
    <style:style style:name="P24" style:family="paragraph" style:parent-style-name="Отчет_20_Заголовок_20_2">
      <style:text-properties officeooo:rsid="0084d628" officeooo:paragraph-rsid="0084d628"/>
    </style:style>
    <style:style style:name="P25" style:family="paragraph" style:parent-style-name="Отчет_20_Заголовок_20_2">
      <style:text-properties officeooo:rsid="00858bf9" officeooo:paragraph-rsid="00858bf9"/>
    </style:style>
    <style:style style:name="P26" style:family="paragraph" style:parent-style-name="Отчет_20_Листинг">
      <style:text-properties officeooo:rsid="008472dd" officeooo:paragraph-rsid="008472dd"/>
    </style:style>
    <style:style style:name="P27" style:family="paragraph" style:parent-style-name="Отчет_20_Листинг">
      <style:text-properties fo:font-size="10pt"/>
    </style:style>
    <style:style style:name="P28" style:family="paragraph" style:parent-style-name="Отчет_20_Название_20_Рисунка">
      <style:text-properties officeooo:rsid="0084d628" officeooo:paragraph-rsid="0084d628"/>
    </style:style>
    <style:style style:name="P29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officeooo:paragraph-rsid="0018d78e"/>
    </style:style>
    <style:style style:name="T1" style:family="text">
      <style:text-properties officeooo:rsid="002425c1"/>
    </style:style>
    <style:style style:name="T2" style:family="text">
      <style:text-properties officeooo:rsid="00176ea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080b0"/>
    </style:style>
    <style:style style:name="T5" style:family="text">
      <style:text-properties style:text-underline-style="solid" style:text-underline-width="auto" style:text-underline-color="font-color" officeooo:rsid="008472d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8d78e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style:text-position="super 58%" fo:font-style="italic" officeooo:rsid="0019c97b" style:font-style-asian="italic" style:font-style-complex="italic"/>
    </style:style>
    <style:style style:name="T10" style:family="text">
      <style:text-properties style:text-position="super 58%" fo:font-style="italic" officeooo:rsid="001aab59" style:font-style-asian="italic" style:font-style-complex="italic"/>
    </style:style>
    <style:style style:name="T11" style:family="text">
      <style:text-properties style:text-position="super 58%" fo:font-style="italic" officeooo:rsid="001ba75e" style:font-style-asian="italic" style:font-style-complex="italic"/>
    </style:style>
    <style:style style:name="T12" style:family="text">
      <style:text-properties style:text-position="super 58%" fo:font-style="italic" style:text-underline-style="none" officeooo:rsid="001aab59" style:font-style-asian="italic" style:font-style-complex="italic"/>
    </style:style>
    <style:style style:name="T13" style:family="text">
      <style:text-properties officeooo:rsid="001aab59"/>
    </style:style>
    <style:style style:name="T14" style:family="text">
      <style:text-properties officeooo:rsid="008472dd"/>
    </style:style>
    <style:style style:name="T15" style:family="text">
      <style:text-properties officeooo:rsid="0084d628"/>
    </style:style>
    <style:style style:name="T16" style:family="text">
      <style:text-properties officeooo:rsid="00858bf9"/>
    </style:style>
    <style:style style:name="T17" style:family="text">
      <style:text-properties officeooo:rsid="008743ec"/>
    </style:style>
    <style:style style:name="T18" style:family="text">
      <style:text-properties officeooo:rsid="0089175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>
          <style:column style:rel-width="0*" fo:start-indent="0cm" fo:end-indent="0cm"/>
        </style:columns>
      </style:section-properties>
    </style:style>
  </office:automatic-styles>
  <office:body>
    <office:text text:use-soft-page-breaks="true">
      <office:forms form:automatic-focus="true" form:apply-design-mode="tru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Year"/>
        <text:variable-decl office:value-type="string" text:name="Topic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section text:style-name="Sect1" text:name="Тема работы">
        <text:p text:style-name="P18">Министерство науки и высшего образования Российской Федерации</text:p>
        <text:p text:style-name="P14">Федеральное государственное бюджетное образовательное <text:line-break/>учреждение высшего образования</text:p>
        <text:p text:style-name="P16">ТОМСКИЙ ГОСУДАРСТВЕННЫЙ УНИВЕРСИТЕТ<text:line-break/>СИСТЕМ УПРАВЛЕНИЯ И РАДИОЭЛЕКТРОНИКИ (ТУСУР)</text:p>
        <text:p text:style-name="P17">РЕШЕНИЕ ЗАДАЧ ЛИНЕЙНОЙ АЛГЕБРЫ</text:p>
        <text:p text:style-name="P15"><text:span text:style-name="T17">По лабораторной работе</text:span> по дисциплин<text:span text:style-name="T2">е</text:span><text:line-break/>«<text:span text:style-name="T14">Численные методы</text:span>»</text:p>
      </text:section>
      <text:section text:style-name="Sect2" text:name="Отчет Автор"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P11"><text:tab/><text:tab/></text:p>
        <text:p text:style-name="P12"><text:tab/><text:span text:style-name="T11">(оценка)</text:span><text:tab/></text:p>
        <text:p text:style-name="P13">Выполнил:</text:p>
        <text:p text:style-name="P2"/>
        <text:p text:style-name="P2">Обучающийся гр. <text:span text:style-name="T3"><text:tab/></text:span><text:span text:style-name="T5">439-3</text:span><text:span text:style-name="T3"><text:tab/></text:span></text:p>
        <text:p text:style-name="P4"><text:tab/><text:span text:style-name="T8">(группа)</text:span><text:tab/></text:p>
        <text:p text:style-name="P3"><text:span text:style-name="T3"><text:tab/></text:span><text:span text:style-name="T6"> </text:span><text:span text:style-name="T3"><text:tab/></text:span><text:span text:style-name="T5">А. С. Мазовец</text:span><text:span text:style-name="T4"><text:tab/></text:span></text:p>
        <text:p text:style-name="P5"><text:tab/><text:span text:style-name="T8">(подпись)</text:span><text:tab/><text:span text:style-name="T8">(И. О. Фамилия)</text:span><text:tab/></text:p>
        <text:p text:style-name="P7">« <text:span text:style-name="T3"><text:tab/><text:tab/></text:span> » <text:span text:style-name="T3"><text:tab/><text:tab/></text:span> <text:span text:style-name="T14">2021</text:span>г.</text:p>
        <text:p text:style-name="P8"><text:tab/><text:span text:style-name="T8">(дата)</text:span><text:tab/></text:p>
        <text:p text:style-name="P6"/>
        <text:p text:style-name="P6"/>
        <text:p text:style-name="P6">Проверил:</text:p>
        <text:p text:style-name="P6"/>
        <text:p text:style-name="P10"><text:tab/><text:span text:style-name="T14">ассистент кафедры АСУ</text:span><text:tab/></text:p>
        <text:p text:style-name="P8"><text:tab/><text:span text:style-name="T9">(должность, ученая степень, звание)</text:span><text:tab/></text:p>
        <text:p text:style-name="P9"><text:span text:style-name="T3"><text:tab/></text:span> <text:span text:style-name="T3"><text:tab/></text:span><text:span text:style-name="T5">А. Е. Косова</text:span><text:span text:style-name="T3"><text:tab/></text:span></text:p>
        <text:p text:style-name="P5"><text:tab/><text:span text:style-name="T10">(подпись)</text:span><text:tab/><text:span text:style-name="T10">(И. О. Фамилия)</text:span><text:tab/></text:p>
        <text:p text:style-name="P7">« <text:span text:style-name="T3"><text:tab/><text:tab/></text:span> » <text:span text:style-name="T3"><text:tab/><text:tab/></text:span> <text:span text:style-name="T14">2021</text:span><text:span text:style-name="T13">г.</text:span></text:p>
        <text:p text:style-name="P29"><text:span text:style-name="T7"><text:tab/></text:span><text:span text:style-name="T12">(дата)</text:span><text:span text:style-name="T7"><text:tab/></text:span></text:p>
      </text:section>
      <text:section text:style-name="Sect3" text:name="Раздел2">
        <text:p text:style-name="P19"/>
      </text:section>
      <text:section text:style-name="Sect3" text:name="Раздел1">
        <text:p text:style-name="P19"/>
        <text:list xml:id="list1808428081" text:style-name="Отчет_20_Нумерованный">
          <text:list-item>
            <text:h text:style-name="P21" text:outline-level="1">Введение</text:h>
            <text:list>
              <text:list-item>
                <text:h text:style-name="Отчет_20_Заголовок_20_2" text:outline-level="2">Цели</text:h>
              </text:list-item>
            </text:list>
          </text:list-item>
        </text:list>
        <text:p text:style-name="P19">При помощи метода Гаусса необходимо реализовать решение следующих задач:</text:p>
        <text:list xml:id="list313651644" text:style-name="Отчет_20_Нумерованный_20_Встраиваемый">
          <text:list-item>
            <text:p text:style-name="Отчет_20_Список_20_Нумерованный">Решение СЛАУ.</text:p>
          </text:list-item>
          <text:list-item>
            <text:p text:style-name="Отчет_20_Список_20_Нумерованный">Поиск определителя матрицы</text:p>
          </text:list-item>
          <text:list-item>
            <text:p text:style-name="Отчет_20_Список_20_Нумерованный">Поиск обратной матрицы</text:p>
          </text:list-item>
        </text:list>
        <text:list xml:id="list211401103305647" text:continue-list="list1808428081" text:style-name="Отчет_20_Нумерованный">
          <text:list-item>
            <text:list>
              <text:list-item>
                <text:h text:style-name="Отчет_20_Заголовок_20_2" text:outline-level="2">Входные данные</text:h>
              </text:list-item>
            </text:list>
          </text:list-item>
        </text:list>
        <text:list xml:id="list2008071315" text:style-name="Отчет_20_Символьный_20_Встраиваемый">
          <text:list-item>
            <text:p text:style-name="Отчет_20_Список_20_Символьный">m – тип задачи;</text:p>
          </text:list-item>
          <text:list-item>
            <text:p text:style-name="Отчет_20_Список_20_Символьный">n – порядок матрицы;</text:p>
          </text:list-item>
          <text:list-item>
            <text:p text:style-name="Отчет_20_Список_20_Символьный"><text:span text:style-name="T14">К</text:span>оэффициенты матрицы и вектор свободных коэффициентов (при решении СЛАУ, т.е. при m = 1):</text:p>
          </text:list-item>
        </text:list>
        <text:list xml:id="list664542446" text:style-name="Отчет_20_Листинг">
          <text:list-item>
            <text:p text:style-name="Отчет_20_Листинг">a11 .. a1n [b1]</text:p>
          </text:list-item>
          <text:list-item>
            <text:p text:style-name="Отчет_20_Листинг">a21 .. a2n [b2]</text:p>
          </text:list-item>
          <text:list-item>
            <text:p text:style-name="P26">.. <text:s/>.. <text:s/>.. <text:s/>.. </text:p>
          </text:list-item>
          <text:list-item>
            <text:p text:style-name="Отчет_20_Листинг">a2n .. ann [bn]</text:p>
          </text:list-item>
        </text:list>
        <text:list xml:id="list211401834149037" text:continue-list="list211401103305647" text:style-name="Отчет_20_Нумерованный">
          <text:list-item>
            <text:list>
              <text:list-item>
                <text:h text:style-name="Отчет_20_Заголовок_20_2" text:outline-level="2">Выходные данные</text:h>
              </text:list-item>
            </text:list>
          </text:list-item>
        </text:list>
        <text:list xml:id="list211402297138571" text:continue-list="list2008071315" text:style-name="Отчет_20_Символьный_20_Встраиваемый">
          <text:list-item>
            <text:p text:style-name="Отчет_20_Список_20_Символьный">Если используется метод Гаусса, то в выходной файл выводятся матрицы A (1) , A (2), …, A (n) . Если решалась система СЛАУ, то еще и вектора b (1) , b (2), …, b (n) . Если вычислялась обратная матрица – вектора e1 (n) , e2 (n), …, en (n)</text:p>
          </text:list-item>
          <text:list-item>
            <text:p text:style-name="Отчет_20_Список_20_Символьный">x* – вектор решения;</text:p>
          </text:list-item>
          <text:list-item>
            <text:p text:style-name="Отчет_20_Список_20_Символьный">ε – вектор невязки;</text:p>
          </text:list-item>
          <text:list-item>
            <text:p text:style-name="Отчет_20_Список_20_Символьный">||ε|| – норма вектора невязки.</text:p>
          </text:list-item>
          <text:list-item>
            <text:p text:style-name="Отчет_20_Список_20_Символьный">При поиске определителя – его значение.</text:p>
          </text:list-item>
          <text:list-item>
            <text:p text:style-name="Отчет_20_Список_20_Символьный">При вычислении обратной матрицы – следующие величины:</text:p>
          </text:list-item>
          <text:list-item>
            <text:p text:style-name="Отчет_20_Список_20_Символьный">X – обратная матрица;</text:p>
          </text:list-item>
          <text:list-item>
            <text:p text:style-name="Отчет_20_Список_20_Символьный">ε – матрица невязки (AX – E);</text:p>
          </text:list-item>
          <text:list-item>
            <text:p text:style-name="Отчет_20_Список_20_Символьный">||ε|| – норма матрицы невязки.</text:p>
          </text:list-item>
        </text:list>
        <text:list xml:id="list211402462449257" text:continue-list="list211401834149037" text:style-name="Отчет_20_Нумерованный">
          <text:list-item>
            <text:h text:style-name="P22" text:outline-level="1">Алгоритм</text:h>
            <text:list>
              <text:list-item>
                <text:h text:style-name="P24" text:outline-level="2">Решение СЛАУ</text:h>
              </text:list-item>
            </text:list>
          </text:list-item>
        </text:list>
        <text:list xml:id="list211400824224679" text:continue-list="list313651644" text:style-name="Отчет_20_Нумерованный_20_Встраиваемый">
          <text:list-item text:start-value="1">
            <text:p text:style-name="Отчет_20_Список_20_Нумерованный">Объединить матрицу коэффициентов и решения уравнений</text:p>
          </text:list-item>
          <text:list-item>
            <text:p text:style-name="Отчет_20_Список_20_Нумерованный"><text:span text:style-name="T15">В</text:span>ыполнить прямой ход Гаусса</text:p>
          </text:list-item>
          <text:list-item>
            <text:p text:style-name="Отчет_20_Список_20_Нумерованный">Выполнить обратный ход Гаусса, что и будет являться решением СЛАУ</text:p>
          </text:list-item>
        </text:list>
        <text:list xml:id="list211402541465591" text:continue-list="list211402462449257" text:style-name="Отчет_20_Нумерованный">
          <text:list-item>
            <text:list>
              <text:list-item>
                <text:h text:style-name="Отчет_20_Заголовок_20_2" text:outline-level="2">Поиск определителя</text:h>
              </text:list-item>
            </text:list>
          </text:list-item>
        </text:list>
        <text:list xml:id="list211401172422976" text:continue-list="list211400824224679" text:style-name="Отчет_20_Нумерованный_20_Встраиваемый">
          <text:list-item text:start-value="1">
            <text:p text:style-name="Отчет_20_Список_20_Нумерованный">Выполнить прямой ход Гаусса</text:p>
          </text:list-item>
          <text:list-item>
            <text:p text:style-name="Отчет_20_Список_20_Нумерованный">Перемножить главную диагональ полученной матрицы, что и будет являться значением определителя</text:p>
          </text:list-item>
        </text:list>
        <text:list xml:id="list211401402223298" text:continue-list="list211402541465591" text:style-name="Отчет_20_Нумерованный">
          <text:list-item>
            <text:list>
              <text:list-item>
                <text:h text:style-name="Отчет_20_Заголовок_20_2" text:outline-level="2">Обратная матрица</text:h>
              </text:list-item>
            </text:list>
          </text:list-item>
        </text:list>
        <text:list xml:id="list211401259108868" text:continue-list="list211401172422976" text:style-name="Отчет_20_Нумерованный_20_Встраиваемый">
          <text:list-item text:start-value="1">
            <text:p text:style-name="Отчет_20_Список_20_Нумерованный">Объединить матрицу коэффициентов и единичную матрицу такого же порядка</text:p>
          </text:list-item>
          <text:list-item>
            <text:p text:style-name="Отчет_20_Список_20_Нумерованный">Выполнить прямой ход Гаусса</text:p>
          </text:list-item>
          <text:list-item>
            <text:p text:style-name="Отчет_20_Список_20_Нумерованный">Отделить столбцы, которые принадлежали единичной матрицы и для каждого столбца выполнить обратный ход гаусса.</text:p>
          </text:list-item>
        </text:list>
        <text:list xml:id="list211402598261069" text:continue-list="list211401402223298" text:style-name="Отчет_20_Нумерованный">
          <text:list-item>
            <text:h text:style-name="Отчет_20_Заголовок_20_1" text:outline-level="1">Результат работы</text:h>
            <text:list>
              <text:list-item>
                <text:h text:style-name="P24" text:outline-level="2">Тестовый пример №1</text:h>
              </text:list-item>
            </text:list>
          </text:list-item>
        </text:list>
        <text:p text:style-name="P20">Пример выполнения программы, для уравнения матрицы:</text:p>
        <text:list xml:id="list211401624153489" text:continue-list="list664542446" text:style-name="Отчет_20_Листинг">
          <text:list-item text:start-value="1">
            <text:p text:style-name="Отчет_20_Листинг"><text:span text:style-name="T15">[ </text:span>1 <text:s/>4 <text:s/>2 <text:s/>1 <text:s/>4 <text:s/>1</text:p>
          </text:list-item>
          <text:list-item>
            <text:p text:style-name="Отчет_20_Листинг"><text:s text:c="2"/>6 -2 <text:s/>1 <text:s/>2 <text:s/>5 <text:s/>3</text:p>
          </text:list-item>
          <text:list-item>
            <text:p text:style-name="Отчет_20_Листинг"><text:s text:c="2"/>3 -3 <text:s/>1 <text:s/>5 <text:s/>4 <text:s/>2</text:p>
          </text:list-item>
          <text:list-item>
            <text:p text:style-name="Отчет_20_Листинг"><text:s text:c="2"/>1 <text:s/>5 <text:s/>9 <text:s/>1 <text:s/>9 <text:s/>1</text:p>
          </text:list-item>
          <text:list-item>
            <text:p text:style-name="Отчет_20_Листинг"><text:s text:c="2"/>1 -1 <text:s/>4 <text:s/>0 <text:s/>1 <text:s/>8 <text:span text:style-name="T15">]</text:span></text:p>
          </text:list-item>
        </text:list>
        <text:p text:style-name="Отчет_20_Абзац">Входные данные указаны в <text:span text:style-name="T15">I</text:span>, выходные в <text:span text:style-name="T15">stdout</text:span>, для решения <text:span text:style-name="T15">СЛАУ</text:span> на рисунке <text:span text:style-name="T15">3.1:</text:span></text:p>
        <text:list xml:id="list211400970643066" text:continue-list="list211401624153489" text:style-name="Отчет_20_Листинг">
          <text:list-item text:start-value="1">
            <text:p text:style-name="P27">━┫ Echelon matrix (iterations) ┣━━━━━</text:p>
          </text:list-item>
          <text:list-item>
            <text:p text:style-name="P27">[ <text:s/>1.000, <text:s text:c="2"/>4.000, <text:s text:c="2"/>2.000, <text:s text:c="2"/>1.000, <text:s text:c="2"/>4.000, <text:s text:c="2"/>1.000</text:p>
          </text:list-item>
          <text:list-item>
            <text:p text:style-name="P27"><text:s text:c="3"/>6.000, <text:s/>-2.000, <text:s text:c="2"/>1.000, <text:s text:c="2"/>2.000, <text:s text:c="2"/>5.000, <text:s text:c="2"/>3.000</text:p>
          </text:list-item>
          <text:list-item>
            <text:p text:style-name="P27"><text:s text:c="3"/>3.000, <text:s/>-3.000, <text:s text:c="2"/>1.000, <text:s text:c="2"/>5.000, <text:s text:c="2"/>4.000, <text:s text:c="2"/>2.000</text:p>
          </text:list-item>
          <text:list-item>
            <text:p text:style-name="P27"><text:s text:c="3"/>1.000, <text:s text:c="2"/>5.000, <text:s text:c="2"/>9.000, <text:s text:c="2"/>1.000, <text:s text:c="2"/>9.000, <text:s text:c="2"/>1.000</text:p>
          </text:list-item>
          <text:list-item>
            <text:p text:style-name="P27"><text:s text:c="3"/>1.000, <text:s/>-1.000, <text:s text:c="2"/>4.000, <text:s text:c="2"/>0.000, <text:s text:c="2"/>1.000, <text:s text:c="2"/>8.000 ]</text:p>
          </text:list-item>
          <text:list-item>
            <text:p text:style-name="P27"/>
          </text:list-item>
          <text:list-item>
            <text:p text:style-name="P27">[ <text:s/>1.000, <text:s text:c="2"/>4.000, <text:s text:c="2"/>2.000, <text:s text:c="2"/>1.000, <text:s text:c="2"/>4.000, <text:s text:c="2"/>1.000</text:p>
          </text:list-item>
          <text:list-item>
            <text:p text:style-name="P27"><text:s text:c="3"/>0.000, <text:s/>-4.333, <text:s/>-1.833, <text:s/>-0.667, <text:s/>-3.167, <text:s/>-0.500</text:p>
          </text:list-item>
          <text:list-item>
            <text:p text:style-name="P27"><text:s text:c="3"/>0.000, <text:s/>-5.000, <text:s/>-1.667, <text:s text:c="2"/>0.667, <text:s/>-2.667, <text:s/>-0.333</text:p>
          </text:list-item>
          <text:list-item>
            <text:p text:style-name="P27"><text:s text:c="3"/>0.000, <text:s text:c="2"/>1.000, <text:s text:c="2"/>7.000, <text:s text:c="2"/>0.000, <text:s text:c="2"/>5.000, <text:s text:c="2"/>0.000</text:p>
          </text:list-item>
          <text:list-item>
            <text:p text:style-name="P27"><text:s text:c="3"/>0.000, <text:s/>-5.000, <text:s text:c="2"/>2.000, <text:s/>-1.000, <text:s/>-3.000, <text:s text:c="2"/>7.000 ]</text:p>
          </text:list-item>
          <text:list-item>
            <text:p text:style-name="P27"/>
          </text:list-item>
          <text:list-item>
            <text:p text:style-name="P27">[ <text:s/>1.000, <text:s text:c="2"/>4.000, <text:s text:c="2"/>2.000, <text:s text:c="2"/>1.000, <text:s text:c="2"/>4.000, <text:s text:c="2"/>1.000</text:p>
          </text:list-item>
          <text:list-item>
            <text:p text:style-name="P27"><text:s text:c="3"/>0.000, <text:s text:c="2"/>1.000, <text:s text:c="2"/>0.423, <text:s text:c="2"/>0.154, <text:s text:c="2"/>0.731, <text:s text:c="2"/>0.115</text:p>
          </text:list-item>
          <text:list-item>
            <text:p text:style-name="P27"><text:s text:c="3"/>0.000, <text:s text:c="2"/>0.000, <text:s/>-0.090, <text:s/>-0.287, <text:s/>-0.197, <text:s/>-0.049</text:p>
          </text:list-item>
          <text:list-item>
            <text:p text:style-name="P27"><text:s text:c="3"/>0.000, <text:s text:c="2"/>0.000, <text:s text:c="2"/>6.577, <text:s/>-0.154, <text:s text:c="2"/>4.269, <text:s/>-0.115</text:p>
          </text:list-item>
          <text:list-item>
            <text:p text:style-name="P27"><text:s text:c="3"/>0.000, <text:s text:c="2"/>0.000, <text:s/>-0.823, <text:s text:c="2"/>0.046, <text:s/>-0.131, <text:s/>-1.515 ]</text:p>
          </text:list-item>
          <text:list-item>
            <text:p text:style-name="P27"/>
          </text:list-item>
          <text:list-item>
            <text:p text:style-name="P27">[ <text:s/>1.000, <text:s text:c="2"/>4.000, <text:s text:c="2"/>2.000, <text:s text:c="2"/>1.000, <text:s text:c="2"/>4.000, <text:s text:c="2"/>1.000</text:p>
          </text:list-item>
          <text:list-item>
            <text:p text:style-name="P27"><text:s text:c="3"/>0.000, <text:s text:c="2"/>1.000, <text:s text:c="2"/>0.423, <text:s text:c="2"/>0.154, <text:s text:c="2"/>0.731, <text:s text:c="2"/>0.115</text:p>
          </text:list-item>
          <text:list-item>
            <text:p text:style-name="P27"><text:s text:c="3"/>0.000, <text:s text:c="2"/>0.000, <text:s text:c="2"/>1.000, <text:s text:c="2"/>3.200, <text:s text:c="2"/>2.200, <text:s text:c="2"/>0.543</text:p>
          </text:list-item>
          <text:list-item>
            <text:p text:style-name="P27"><text:s text:c="3"/>0.000, <text:s text:c="2"/>0.000, <text:s text:c="2"/>0.000, <text:s/>-3.223, <text:s/>-1.551, <text:s/>-0.560</text:p>
          </text:list-item>
          <text:list-item>
            <text:p text:style-name="P27"><text:s text:c="3"/>0.000, <text:s text:c="2"/>0.000, <text:s text:c="2"/>0.000, <text:s/>-3.256, <text:s/>-2.041, <text:s text:c="2"/>1.298 ]</text:p>
          </text:list-item>
          <text:list-item>
            <text:p text:style-name="P27"/>
          </text:list-item>
          <text:list-item>
            <text:p text:style-name="P27">[ <text:s/>1.000, <text:s text:c="2"/>4.000, <text:s text:c="2"/>2.000, <text:s text:c="2"/>1.000, <text:s text:c="2"/>4.000, <text:s text:c="2"/>1.000</text:p>
          </text:list-item>
          <text:list-item>
            <text:p text:style-name="P27"><text:s text:c="3"/>0.000, <text:s text:c="2"/>1.000, <text:s text:c="2"/>0.423, <text:s text:c="2"/>0.154, <text:s text:c="2"/>0.731, <text:s text:c="2"/>0.115</text:p>
          </text:list-item>
          <text:list-item>
            <text:p text:style-name="P27"><text:s text:c="3"/>0.000, <text:s text:c="2"/>0.000, <text:s text:c="2"/>1.000, <text:s text:c="2"/>3.200, <text:s text:c="2"/>2.200, <text:s text:c="2"/>0.543</text:p>
          </text:list-item>
          <text:list-item>
            <text:p text:style-name="P27"><text:s text:c="3"/>0.000, <text:s text:c="2"/>0.000, <text:s text:c="2"/>0.000, <text:s text:c="2"/>1.000, <text:s text:c="2"/>0.481, <text:s text:c="2"/>0.174</text:p>
          </text:list-item>
          <text:list-item>
            <text:p text:style-name="P27"><text:s text:c="3"/>0.000, <text:s text:c="2"/>0.000, <text:s text:c="2"/>0.000, <text:s text:c="2"/>0.000, <text:s text:c="2"/>0.146, <text:s/>-0.573 ]</text:p>
          </text:list-item>
          <text:list-item>
            <text:p text:style-name="P27"/>
          </text:list-item>
          <text:list-item>
            <text:p text:style-name="P27">[ <text:s/>1.000, <text:s text:c="2"/>4.000, <text:s text:c="2"/>2.000, <text:s text:c="2"/>1.000, <text:s text:c="2"/>4.000, <text:s text:c="2"/>1.000</text:p>
          </text:list-item>
          <text:list-item>
            <text:p text:style-name="P27"><text:s text:c="3"/>0.000, <text:s text:c="2"/>1.000, <text:s text:c="2"/>0.423, <text:s text:c="2"/>0.154, <text:s text:c="2"/>0.731, <text:s text:c="2"/>0.115</text:p>
          </text:list-item>
          <text:list-item>
            <text:p text:style-name="P27"><text:s text:c="3"/>0.000, <text:s text:c="2"/>0.000, <text:s text:c="2"/>1.000, <text:s text:c="2"/>3.200, <text:s text:c="2"/>2.200, <text:s text:c="2"/>0.543</text:p>
          </text:list-item>
          <text:list-item>
            <text:p text:style-name="P27"><text:s text:c="3"/>0.000, <text:s text:c="2"/>0.000, <text:s text:c="2"/>0.000, <text:s text:c="2"/>1.000, <text:s text:c="2"/>0.481, <text:s text:c="2"/>0.174</text:p>
          </text:list-item>
          <text:list-item>
            <text:p text:style-name="P27"><text:s text:c="3"/>0.000, <text:s text:c="2"/>0.000, <text:s text:c="2"/>0.000, <text:s text:c="2"/>0.000, <text:s text:c="2"/>1.000, <text:s/>-3.929 ]</text:p>
          </text:list-item>
          <text:list-item>
            <text:p text:style-name="P27"/>
          </text:list-item>
          <text:list-item>
            <text:p text:style-name="P27">━┫ Inverse matrix A (equations) ┣━━━━</text:p>
          </text:list-item>
          <text:list-item>
            <text:p text:style-name="P27">[ <text:s/>1.000, <text:s text:c="2"/>4.000, <text:s text:c="2"/>2.000, <text:s text:c="2"/>1.000, <text:s text:c="2"/>4.000, <text:s text:c="2"/>1.000</text:p>
          </text:list-item>
          <text:list-item>
            <text:p text:style-name="P27"><text:s text:c="3"/>6.000, <text:s/>-2.000, <text:s text:c="2"/>1.000, <text:s text:c="2"/>2.000, <text:s text:c="2"/>5.000, <text:s text:c="2"/>0.000</text:p>
          </text:list-item>
          <text:list-item>
            <text:p text:style-name="P27"><text:s text:c="3"/>3.000, <text:s/>-3.000, <text:s text:c="2"/>1.000, <text:s text:c="2"/>5.000, <text:s text:c="2"/>4.000, <text:s text:c="2"/>0.000</text:p>
          </text:list-item>
          <text:list-item>
            <text:p text:style-name="P27"><text:s text:c="3"/>1.000, <text:s text:c="2"/>5.000, <text:s text:c="2"/>9.000, <text:s text:c="2"/>1.000, <text:s text:c="2"/>9.000, <text:s text:c="2"/>0.000</text:p>
          </text:list-item>
          <text:list-item>
            <text:p text:style-name="P27"><text:s text:c="3"/>1.000, <text:s/>-1.000, <text:s text:c="2"/>4.000, <text:s text:c="2"/>0.000, <text:s text:c="2"/>1.000, <text:s text:c="2"/>0.000 ]</text:p>
          </text:list-item>
          <text:list-item>
            <text:p text:style-name="P27"><text:soft-page-break/></text:p>
          </text:list-item>
          <text:list-item>
            <text:p text:style-name="P27">[ <text:s/>1.000, <text:s text:c="2"/>4.000, <text:s text:c="2"/>2.000, <text:s text:c="2"/>1.000, <text:s text:c="2"/>4.000, <text:s text:c="2"/>0.000</text:p>
          </text:list-item>
          <text:list-item>
            <text:p text:style-name="P27"><text:s text:c="3"/>6.000, <text:s/>-2.000, <text:s text:c="2"/>1.000, <text:s text:c="2"/>2.000, <text:s text:c="2"/>5.000, <text:s text:c="2"/>1.000</text:p>
          </text:list-item>
          <text:list-item>
            <text:p text:style-name="P27"><text:s text:c="3"/>3.000, <text:s/>-3.000, <text:s text:c="2"/>1.000, <text:s text:c="2"/>5.000, <text:s text:c="2"/>4.000, <text:s text:c="2"/>0.000</text:p>
          </text:list-item>
          <text:list-item>
            <text:p text:style-name="P27"><text:s text:c="3"/>1.000, <text:s text:c="2"/>5.000, <text:s text:c="2"/>9.000, <text:s text:c="2"/>1.000, <text:s text:c="2"/>9.000, <text:s text:c="2"/>0.000</text:p>
          </text:list-item>
          <text:list-item>
            <text:p text:style-name="P27"><text:s text:c="3"/>1.000, <text:s/>-1.000, <text:s text:c="2"/>4.000, <text:s text:c="2"/>0.000, <text:s text:c="2"/>1.000, <text:s text:c="2"/>0.000 ]</text:p>
          </text:list-item>
          <text:list-item>
            <text:p text:style-name="P27"/>
          </text:list-item>
          <text:list-item>
            <text:p text:style-name="P27">[ <text:s/>1.000, <text:s text:c="2"/>4.000, <text:s text:c="2"/>2.000, <text:s text:c="2"/>1.000, <text:s text:c="2"/>4.000, <text:s text:c="2"/>0.000</text:p>
          </text:list-item>
          <text:list-item>
            <text:p text:style-name="P27"><text:s text:c="3"/>6.000, <text:s/>-2.000, <text:s text:c="2"/>1.000, <text:s text:c="2"/>2.000, <text:s text:c="2"/>5.000, <text:s text:c="2"/>0.000</text:p>
          </text:list-item>
          <text:list-item>
            <text:p text:style-name="P27"><text:s text:c="3"/>3.000, <text:s/>-3.000, <text:s text:c="2"/>1.000, <text:s text:c="2"/>5.000, <text:s text:c="2"/>4.000, <text:s text:c="2"/>1.000</text:p>
          </text:list-item>
          <text:list-item>
            <text:p text:style-name="P27"><text:s text:c="3"/>1.000, <text:s text:c="2"/>5.000, <text:s text:c="2"/>9.000, <text:s text:c="2"/>1.000, <text:s text:c="2"/>9.000, <text:s text:c="2"/>0.000</text:p>
          </text:list-item>
          <text:list-item>
            <text:p text:style-name="P27"><text:s text:c="3"/>1.000, <text:s/>-1.000, <text:s text:c="2"/>4.000, <text:s text:c="2"/>0.000, <text:s text:c="2"/>1.000, <text:s text:c="2"/>0.000 ]</text:p>
          </text:list-item>
          <text:list-item>
            <text:p text:style-name="P27"/>
          </text:list-item>
          <text:list-item>
            <text:p text:style-name="P27">[ <text:s/>1.000, <text:s text:c="2"/>4.000, <text:s text:c="2"/>2.000, <text:s text:c="2"/>1.000, <text:s text:c="2"/>4.000, <text:s text:c="2"/>0.000</text:p>
          </text:list-item>
          <text:list-item>
            <text:p text:style-name="P27"><text:s text:c="3"/>6.000, <text:s/>-2.000, <text:s text:c="2"/>1.000, <text:s text:c="2"/>2.000, <text:s text:c="2"/>5.000, <text:s text:c="2"/>0.000</text:p>
          </text:list-item>
          <text:list-item>
            <text:p text:style-name="P27"><text:s text:c="3"/>3.000, <text:s/>-3.000, <text:s text:c="2"/>1.000, <text:s text:c="2"/>5.000, <text:s text:c="2"/>4.000, <text:s text:c="2"/>0.000</text:p>
          </text:list-item>
          <text:list-item>
            <text:p text:style-name="P27"><text:s text:c="3"/>1.000, <text:s text:c="2"/>5.000, <text:s text:c="2"/>9.000, <text:s text:c="2"/>1.000, <text:s text:c="2"/>9.000, <text:s text:c="2"/>1.000</text:p>
          </text:list-item>
          <text:list-item>
            <text:p text:style-name="P27"><text:s text:c="3"/>1.000, <text:s/>-1.000, <text:s text:c="2"/>4.000, <text:s text:c="2"/>0.000, <text:s text:c="2"/>1.000, <text:s text:c="2"/>0.000 ]</text:p>
          </text:list-item>
          <text:list-item>
            <text:p text:style-name="P27"/>
          </text:list-item>
          <text:list-item>
            <text:p text:style-name="P27">[ <text:s/>1.000, <text:s text:c="2"/>4.000, <text:s text:c="2"/>2.000, <text:s text:c="2"/>1.000, <text:s text:c="2"/>4.000, <text:s text:c="2"/>0.000</text:p>
          </text:list-item>
          <text:list-item>
            <text:p text:style-name="P27"><text:s text:c="3"/>6.000, <text:s/>-2.000, <text:s text:c="2"/>1.000, <text:s text:c="2"/>2.000, <text:s text:c="2"/>5.000, <text:s text:c="2"/>0.000</text:p>
          </text:list-item>
          <text:list-item>
            <text:p text:style-name="P27"><text:s text:c="3"/>3.000, <text:s/>-3.000, <text:s text:c="2"/>1.000, <text:s text:c="2"/>5.000, <text:s text:c="2"/>4.000, <text:s text:c="2"/>0.000</text:p>
          </text:list-item>
          <text:list-item>
            <text:p text:style-name="P27"><text:s text:c="3"/>1.000, <text:s text:c="2"/>5.000, <text:s text:c="2"/>9.000, <text:s text:c="2"/>1.000, <text:s text:c="2"/>9.000, <text:s text:c="2"/>0.000</text:p>
          </text:list-item>
          <text:list-item>
            <text:p text:style-name="P27"><text:s text:c="3"/>1.000, <text:s/>-1.000, <text:s text:c="2"/>4.000, <text:s text:c="2"/>0.000, <text:s text:c="2"/>1.000, <text:s text:c="2"/>1.000 ]</text:p>
          </text:list-item>
          <text:list-item>
            <text:p text:style-name="P27"/>
          </text:list-item>
          <text:list-item>
            <text:p text:style-name="P27">━┫ Gauss solution (iterations) ┣━━━━━</text:p>
          </text:list-item>
          <text:list-item>
            <text:p text:style-name="P27">[ -3.929</text:p>
          </text:list-item>
          <text:list-item>
            <text:p text:style-name="P27"><text:s text:c="3"/>0.174, <text:s text:c="2"/>0.481</text:p>
          </text:list-item>
          <text:list-item>
            <text:p text:style-name="P27"><text:s text:c="3"/>0.543, <text:s text:c="2"/>2.200, <text:s text:c="2"/>3.200</text:p>
          </text:list-item>
          <text:list-item>
            <text:p text:style-name="P27"><text:s text:c="3"/>0.115, <text:s text:c="2"/>0.731, <text:s text:c="2"/>0.154, <text:s text:c="2"/>0.423</text:p>
          </text:list-item>
          <text:list-item>
            <text:p text:style-name="P27"><text:s text:c="3"/>1.000, <text:s text:c="2"/>4.000, <text:s text:c="2"/>1.000, <text:s text:c="2"/>2.000, <text:s text:c="2"/>4.000 ]</text:p>
          </text:list-item>
          <text:list-item>
            <text:p text:style-name="P27"/>
          </text:list-item>
          <text:list-item>
            <text:p text:style-name="P27">[ <text:s/>2.064</text:p>
          </text:list-item>
          <text:list-item>
            <text:p text:style-name="P27"><text:s text:c="3"/>9.186, <text:s text:c="2"/>3.200</text:p>
          </text:list-item>
          <text:list-item>
            <text:p text:style-name="P27"><text:s text:c="3"/>2.987, <text:s text:c="2"/>0.154, <text:s text:c="2"/>0.423</text:p>
          </text:list-item>
          <text:list-item>
            <text:p text:style-name="P27"><text:s text:c="2"/>16.716, <text:s text:c="2"/>1.000, <text:s text:c="2"/>2.000, <text:s text:c="2"/>4.000 ]</text:p>
          </text:list-item>
          <text:list-item>
            <text:p text:style-name="P27"/>
          </text:list-item>
          <text:list-item>
            <text:p text:style-name="P27">[ <text:s/>2.581</text:p>
          </text:list-item>
          <text:list-item>
            <text:p text:style-name="P27"><text:s text:c="3"/>2.669, <text:s text:c="2"/>0.423</text:p>
          </text:list-item>
          <text:list-item>
            <text:p text:style-name="P27"><text:s text:c="2"/>14.651, <text:s text:c="2"/>2.000, <text:s text:c="2"/>4.000 ]</text:p>
          </text:list-item>
          <text:list-item>
            <text:p text:style-name="P27"/>
          </text:list-item>
          <text:list-item>
            <text:p text:style-name="P27">[ <text:s/>1.577</text:p>
          </text:list-item>
          <text:list-item>
            <text:p text:style-name="P27"><text:s text:c="3"/>9.489, <text:s text:c="2"/>4.000 ]</text:p>
          </text:list-item>
          <text:list-item>
            <text:p text:style-name="P27"/>
          </text:list-item>
          <text:list-item>
            <text:p text:style-name="P27">[ <text:s/>3.182 ]</text:p>
          </text:list-item>
          <text:list-item>
            <text:p text:style-name="P27"/>
          </text:list-item>
          <text:list-item>
            <text:p text:style-name="P27">━━━━━━━━━━━━━━━━━━━━━━━━━━━━━━━━━━━━━</text:p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27">━ Gauss solution (result)</text:p>
          </text:list-item>
          <text:list-item>
            <text:p text:style-name="P27">( <text:s/>3.182, <text:s text:c="2"/>1.577, <text:s text:c="2"/>2.581, <text:s text:c="2"/>2.064, <text:s/>-3.929 )</text:p>
          </text:list-item>
          <text:list-item>
            <text:p text:style-name="P27"/>
          </text:list-item>
          <text:list-item>
            <text:p text:style-name="P27">━ Vector epsilon</text:p>
          </text:list-item>
          <text:list-item>
            <text:p text:style-name="P27">(-1.77636E-15, -1.42109E-14, -8.88178E-15, <text:s/>7.10543E-15, <text:s/>5.32907E-15 )</text:p>
          </text:list-item>
          <text:list-item>
            <text:p text:style-name="P27"/>
          </text:list-item>
          <text:list-item>
            <text:p text:style-name="P27">━ Normal vector epsilon</text:p>
          </text:list-item>
          <text:list-item>
            <text:p text:style-name="P27">1.90493E-14 </text:p>
          </text:list-item>
          <text:list-item>
            <text:p text:style-name="P27"/>
          </text:list-item>
          <text:list-item>
            <text:p text:style-name="P27">-------------------------------------</text:p>
          </text:list-item>
          <text:list-item>
            <text:p text:style-name="P27"/>
          </text:list-item>
          <text:list-item>
            <text:p text:style-name="P27">━ Det matrix A (result)</text:p>
          </text:list-item>
          <text:list-item>
            <text:p text:style-name="P27">-1449.000</text:p>
          </text:list-item>
          <text:list-item>
            <text:p text:style-name="P27"/>
          </text:list-item>
          <text:list-item>
            <text:p text:style-name="P27">━ Inverse matrix A (result)</text:p>
          </text:list-item>
          <text:list-item>
            <text:p text:style-name="P27"><text:soft-page-break/>[ <text:s/>0.404, <text:s text:c="2"/>0.122, <text:s/>-0.079, <text:s/>-0.251, <text:s text:c="2"/>0.353</text:p>
          </text:list-item>
          <text:list-item>
            <text:p text:style-name="P27"><text:s text:c="3"/>0.466, <text:s/>-0.064, <text:s/>-0.032, <text:s/>-0.179, <text:s text:c="2"/>0.193</text:p>
          </text:list-item>
          <text:list-item>
            <text:p text:style-name="P27"><text:s text:c="3"/>0.137, <text:s/>-0.077, <text:s text:c="2"/>0.016, <text:s/>-0.063, <text:s text:c="2"/>0.338</text:p>
          </text:list-item>
          <text:list-item>
            <text:p text:style-name="P27"><text:s text:c="3"/>0.398, <text:s/>-0.193, <text:s text:c="2"/>0.238, <text:s/>-0.203, <text:s text:c="2"/>0.246</text:p>
          </text:list-item>
          <text:list-item>
            <text:p text:style-name="P27"><text:s text:c="2"/>-0.484, <text:s text:c="2"/>0.120, <text:s/>-0.016, <text:s text:c="2"/>0.324, <text:s/>-0.512 ]</text:p>
          </text:list-item>
          <text:list-item>
            <text:p text:style-name="P27"/>
          </text:list-item>
          <text:list-item>
            <text:p text:style-name="P27">━ Matrix epsilon (AX - E)</text:p>
          </text:list-item>
          <text:list-item>
            <text:p text:style-name="P27">[ 0.00000E0 <text:s/>, <text:s/>0.00000E0 <text:s/>, -1.38778E-17, <text:s/>0.00000E0 <text:s/>, <text:s/>0.00000E0 <text:s/></text:p>
          </text:list-item>
          <text:list-item>
            <text:p text:style-name="P27"><text:s/>-3.55271E-15, <text:s/>2.22045E-16, <text:s/>1.94289E-16, <text:s/>8.88178E-16, <text:s/>8.88178E-16</text:p>
          </text:list-item>
          <text:list-item>
            <text:p text:style-name="P27"><text:s/>-2.22045E-15, <text:s/>3.33067E-16, -1.11022E-16, <text:s/>4.44089E-16, <text:s/>0.00000E0 <text:s/></text:p>
          </text:list-item>
          <text:list-item>
            <text:p text:style-name="P27"><text:s text:c="2"/>1.77636E-15, <text:s/>0.00000E0 <text:s/>, -5.55112E-17, <text:s/>0.00000E0 <text:s/>, <text:s/>1.77636E-15</text:p>
          </text:list-item>
          <text:list-item>
            <text:p text:style-name="P27"><text:s/>-3.33067E-16, <text:s/>1.11022E-16, -1.21431E-16, -1.11022E-16, <text:s/>4.44089E-16 ]</text:p>
          </text:list-item>
          <text:list-item>
            <text:p text:style-name="P27"/>
          </text:list-item>
          <text:list-item>
            <text:p text:style-name="P27">━ Normal matrix epsilon</text:p>
          </text:list-item>
          <text:list-item>
            <text:p text:style-name="P27">5.11851E-15 </text:p>
          </text:list-item>
        </text:list>
        <text:p text:style-name="P28">Рисунок 3.1 — Тестовый пример №1</text:p>
        <text:list xml:id="list211402713119151" text:continue-list="list211402598261069" text:style-name="Отчет_20_Нумерованный">
          <text:list-item>
            <text:h text:style-name="Отчет_20_Заголовок_20_1" text:outline-level="1">Вывод</text:h>
          </text:list-item>
        </text:list>
        <text:p text:style-name="Отчет_20_Абзац">При помощи метода Гаусса мной были реализованы решения следующих задач :</text:p>
        <text:list xml:id="list211402163254182" text:continue-list="list211401259108868" text:style-name="Отчет_20_Нумерованный_20_Встраиваемый">
          <text:list-item text:start-value="1">
            <text:p text:style-name="Отчет_20_Список_20_Нумерованный">Решение СЛАУ</text:p>
          </text:list-item>
          <text:list-item>
            <text:p text:style-name="Отчет_20_Список_20_Нумерованный">Поиск определителя матрицы</text:p>
          </text:list-item>
          <text:list-item>
            <text:p text:style-name="Отчет_20_Список_20_Нумерованный">Поиск обратной матрицы</text:p>
          </text:list-item>
        </text:list>
        <text:list xml:id="list211401637125012" text:continue-list="list211402713119151" text:style-name="Отчет_20_Нумерованный">
          <text:list-item>
            <text:h text:style-name="P23" text:outline-level="1">Исходный код программы</text:h>
            <text:list>
              <text:list-item>
                <text:h text:style-name="P25" text:outline-level="2">Methods.hs</text:h>
              </text:list-item>
            </text:list>
          </text:list-item>
        </text:list>
        <text:list xml:id="list211402837798902" text:continue-list="list211400970643066" text:style-name="Отчет_20_Листинг">
          <text:list-item text:start-value="1">
            <text:p text:style-name="Отчет_20_Листинг">module Methods</text:p>
          </text:list-item>
          <text:list-item>
            <text:p text:style-name="Отчет_20_Листинг"><text:s text:c="4"/>( Matrix</text:p>
          </text:list-item>
          <text:list-item>
            <text:p text:style-name="Отчет_20_Листинг"><text:s text:c="4"/>, Vector</text:p>
          </text:list-item>
          <text:list-item>
            <text:p text:style-name="Отчет_20_Листинг"><text:s text:c="4"/>, matrixE</text:p>
          </text:list-item>
          <text:list-item>
            <text:p text:style-name="Отчет_20_Листинг"><text:s text:c="4"/>, echelonsTriangle</text:p>
          </text:list-item>
          <text:list-item>
            <text:p text:style-name="Отчет_20_Листинг"><text:s text:c="4"/>, echelons</text:p>
          </text:list-item>
          <text:list-item>
            <text:p text:style-name="Отчет_20_Листинг"><text:s text:c="4"/>, echelonTriangle </text:p>
          </text:list-item>
          <text:list-item>
            <text:p text:style-name="Отчет_20_Листинг"><text:s text:c="4"/>, echelon</text:p>
          </text:list-item>
          <text:list-item>
            <text:p text:style-name="Отчет_20_Листинг"><text:s text:c="4"/>, gausses</text:p>
          </text:list-item>
          <text:list-item>
            <text:p text:style-name="Отчет_20_Листинг"><text:s text:c="4"/>, gauss</text:p>
          </text:list-item>
          <text:list-item>
            <text:p text:style-name="Отчет_20_Листинг"><text:s text:c="4"/>, det</text:p>
          </text:list-item>
          <text:list-item>
            <text:p text:style-name="Отчет_20_Листинг"><text:s text:c="4"/>, equationsE </text:p>
          </text:list-item>
          <text:list-item>
            <text:p text:style-name="Отчет_20_Листинг"><text:s text:c="4"/>, inverse</text:p>
          </text:list-item>
          <text:list-item>
            <text:p text:style-name="Отчет_20_Листинг"><text:s text:c="4"/>) where</text:p>
          </text:list-item>
          <text:list-item>
            <text:p text:style-name="Отчет_20_Листинг"/>
          </text:list-item>
          <text:list-item>
            <text:p text:style-name="Отчет_20_Листинг">import Data.List</text:p>
          </text:list-item>
          <text:list-item>
            <text:p text:style-name="Отчет_20_Листинг"/>
          </text:list-item>
          <text:list-item>
            <text:p text:style-name="Отчет_20_Листинг">type Matrix = [ Vector ]</text:p>
          </text:list-item>
          <text:list-item>
            <text:p text:style-name="Отчет_20_Листинг">type Vector = [ Double ]</text:p>
          </text:list-item>
          <text:list-item>
            <text:p text:style-name="Отчет_20_Листинг"/>
          </text:list-item>
          <text:list-item>
            <text:p text:style-name="Отчет_20_Листинг"/>
          </text:list-item>
          <text:list-item>
            <text:p text:style-name="Отчет_20_Листинг">--- Echelon --- --- --- --- --- --- --- --- --- --- --- ---</text:p>
          </text:list-item>
          <text:list-item>
            <text:p text:style-name="Отчет_20_Листинг"/>
          </text:list-item>
          <text:list-item>
            <text:p text:style-name="Отчет_20_Листинг">echelon :: Matrix -&gt; Matrix</text:p>
          </text:list-item>
          <text:list-item>
            <text:p text:style-name="Отчет_20_Листинг">echelon = last . echelons</text:p>
          </text:list-item>
          <text:list-item>
            <text:p text:style-name="Отчет_20_Листинг"/>
          </text:list-item>
          <text:list-item>
            <text:p text:style-name="Отчет_20_Листинг">echelons :: Matrix -&gt; [Matrix]</text:p>
          </text:list-item>
          <text:list-item>
            <text:p text:style-name="Отчет_20_Листинг">echelons = zipWith (zipWith (++)) zeros . echelonsTriangle</text:p>
          </text:list-item>
          <text:list-item>
            <text:p text:style-name="Отчет_20_Листинг"><text:s text:c="2"/>where</text:p>
          </text:list-item>
          <text:list-item>
            <text:p text:style-name="Отчет_20_Листинг"><text:s text:c="4"/>zeros <text:s/>= (++) &lt;*&gt; take 4. repeat . last &lt;$&gt; zeros'</text:p>
          </text:list-item>
          <text:list-item>
            <text:p text:style-name="Отчет_20_Листинг"><text:s text:c="4"/>zeros' = scanl (\acc x -&gt; acc ++ [x]) [[]] (tail . inits $ repeat 0)</text:p>
          </text:list-item>
          <text:list-item>
            <text:p text:style-name="Отчет_20_Листинг"/>
          </text:list-item>
          <text:list-item>
            <text:p text:style-name="Отчет_20_Листинг"/>
          </text:list-item>
          <text:list-item>
            <text:p text:style-name="Отчет_20_Листинг">echelonTriangle :: Matrix -&gt; Matrix</text:p>
          </text:list-item>
          <text:list-item>
            <text:p text:style-name="Отчет_20_Листинг">echelonTriangle = last . echelonsTriangle</text:p>
          </text:list-item>
          <text:list-item>
            <text:p text:style-name="Отчет_20_Листинг"/>
          </text:list-item>
          <text:list-item>
            <text:p text:style-name="Отчет_20_Листинг">echelonsTriangle :: Matrix -&gt; [Matrix]</text:p>
          </text:list-item>
          <text:list-item>
            <text:p text:style-name="Отчет_20_Листинг">echelonsTriangle = (zipWith (++) &lt;$&gt; rows &lt;*&gt; id) . echelons'</text:p>
          </text:list-item>
          <text:list-item>
            <text:p text:style-name="Отчет_20_Листинг"><text:s text:c="2"/>where</text:p>
          </text:list-item>
          <text:list-item>
            <text:p text:style-name="Отчет_20_Листинг"><text:s text:c="4"/>rows = scanl (\acc x -&gt; acc ++ [(1:) . divFst $ head x]) []</text:p>
          </text:list-item>
          <text:list-item>
            <text:p text:style-name="Отчет_20_Листинг"/>
          </text:list-item>
          <text:list-item>
            <text:p text:style-name="Отчет_20_Листинг"/>
          </text:list-item>
          <text:list-item>
            <text:p text:style-name="Отчет_20_Листинг">echelons' :: Matrix -&gt; [Matrix]</text:p>
          </text:list-item>
          <text:list-item>
            <text:p text:style-name="Отчет_20_Листинг">echelons' = (++[[]]) . takeWhile (/=[]) . iterate (subFst . map divFst)</text:p>
          </text:list-item>
          <text:list-item>
            <text:p text:style-name="Отчет_20_Листинг"/>
          </text:list-item>
          <text:list-item>
            <text:p text:style-name="Отчет_20_Листинг"><text:soft-page-break/>subFst :: Matrix -&gt; Matrix</text:p>
          </text:list-item>
          <text:list-item>
            <text:p text:style-name="Отчет_20_Листинг">subFst m = do</text:p>
          </text:list-item>
          <text:list-item>
            <text:p text:style-name="Отчет_20_Листинг"><text:s text:c="4"/>vi &lt;- tail m</text:p>
          </text:list-item>
          <text:list-item>
            <text:p text:style-name="Отчет_20_Листинг"><text:s text:c="4"/>return $ zipWith (-) vi (head m)</text:p>
          </text:list-item>
          <text:list-item>
            <text:p text:style-name="Отчет_20_Листинг"/>
          </text:list-item>
          <text:list-item>
            <text:p text:style-name="Отчет_20_Листинг">divFst :: Vector -&gt; Vector</text:p>
          </text:list-item>
          <text:list-item>
            <text:p text:style-name="Отчет_20_Листинг">divFst v = map (/ head v) (tail v)</text:p>
          </text:list-item>
          <text:list-item>
            <text:p text:style-name="Отчет_20_Листинг"/>
          </text:list-item>
          <text:list-item>
            <text:p text:style-name="Отчет_20_Листинг"/>
          </text:list-item>
          <text:list-item>
            <text:p text:style-name="Отчет_20_Листинг">--- Gauss --- --- --- --- --- --- --- --- --- --- --- --- ---</text:p>
          </text:list-item>
          <text:list-item>
            <text:p text:style-name="Отчет_20_Листинг"/>
          </text:list-item>
          <text:list-item>
            <text:p text:style-name="Отчет_20_Листинг">gauss :: Matrix -&gt; Vector</text:p>
          </text:list-item>
          <text:list-item>
            <text:p text:style-name="Отчет_20_Листинг">gauss = reverse . concat . map head . gausses </text:p>
          </text:list-item>
          <text:list-item>
            <text:p text:style-name="Отчет_20_Листинг"/>
          </text:list-item>
          <text:list-item>
            <text:p text:style-name="Отчет_20_Листинг">gausses :: Matrix -&gt; [Matrix]</text:p>
          </text:list-item>
          <text:list-item>
            <text:p text:style-name="Отчет_20_Листинг">gausses</text:p>
          </text:list-item>
          <text:list-item>
            <text:p text:style-name="Отчет_20_Листинг"><text:s text:c="2"/>= takeWhile (/= []) </text:p>
          </text:list-item>
          <text:list-item>
            <text:p text:style-name="Отчет_20_Листинг"><text:s text:c="2"/>. iterate step </text:p>
          </text:list-item>
          <text:list-item>
            <text:p text:style-name="Отчет_20_Листинг"><text:s text:c="2"/>. reverse </text:p>
          </text:list-item>
          <text:list-item>
            <text:p text:style-name="Отчет_20_Листинг"><text:s text:c="2"/>. map (reverse . tail) </text:p>
          </text:list-item>
          <text:list-item>
            <text:p text:style-name="Отчет_20_Листинг"><text:s text:c="2"/>. echelonTriangle </text:p>
          </text:list-item>
          <text:list-item>
            <text:p text:style-name="Отчет_20_Листинг"><text:s text:c="2"/>where</text:p>
          </text:list-item>
          <text:list-item>
            <text:p text:style-name="Отчет_20_Листинг"><text:s text:c="4"/>step m' = do</text:p>
          </text:list-item>
          <text:list-item>
            <text:p text:style-name="Отчет_20_Листинг"><text:s text:c="8"/>vi &lt;- tail m'</text:p>
          </text:list-item>
          <text:list-item>
            <text:p text:style-name="Отчет_20_Листинг"><text:s text:c="8"/>let vTail = tail . tail $ vi</text:p>
          </text:list-item>
          <text:list-item>
            <text:p text:style-name="Отчет_20_Листинг"><text:s text:c="8"/>let vVarI = head . tail $ vi</text:p>
          </text:list-item>
          <text:list-item>
            <text:p text:style-name="Отчет_20_Листинг"><text:s text:c="8"/>let vResI = head $ vi</text:p>
          </text:list-item>
          <text:list-item>
            <text:p text:style-name="Отчет_20_Листинг"><text:s text:c="8"/>let vVarF = head . head $ m'</text:p>
          </text:list-item>
          <text:list-item>
            <text:p text:style-name="Отчет_20_Листинг"/>
          </text:list-item>
          <text:list-item>
            <text:p text:style-name="Отчет_20_Листинг"><text:s text:c="8"/>return $ vResI - vVarI * vVarF : vTail</text:p>
          </text:list-item>
          <text:list-item>
            <text:p text:style-name="Отчет_20_Листинг"/>
          </text:list-item>
          <text:list-item>
            <text:p text:style-name="Отчет_20_Листинг"/>
          </text:list-item>
          <text:list-item>
            <text:p text:style-name="Отчет_20_Листинг">--- Determinant -- --- --- --- --- --- --- --- --- --- ---</text:p>
          </text:list-item>
          <text:list-item>
            <text:p text:style-name="Отчет_20_Листинг"/>
          </text:list-item>
          <text:list-item>
            <text:p text:style-name="Отчет_20_Листинг">det :: Matrix -&gt; Double</text:p>
          </text:list-item>
          <text:list-item>
            <text:p text:style-name="Отчет_20_Листинг">det = product . concat . map (map head) . echelons'</text:p>
          </text:list-item>
          <text:list-item>
            <text:p text:style-name="Отчет_20_Листинг"/>
          </text:list-item>
          <text:list-item>
            <text:p text:style-name="Отчет_20_Листинг"/>
          </text:list-item>
          <text:list-item>
            <text:p text:style-name="Отчет_20_Листинг">--- Inverse Matrix --- --- --- --- --- --- --- --- --- ---</text:p>
          </text:list-item>
          <text:list-item>
            <text:p text:style-name="Отчет_20_Листинг"/>
          </text:list-item>
          <text:list-item>
            <text:p text:style-name="Отчет_20_Листинг">matrixE :: Matrix</text:p>
          </text:list-item>
          <text:list-item>
            <text:p text:style-name="Отчет_20_Листинг">matrixE = do </text:p>
          </text:list-item>
          <text:list-item>
            <text:p text:style-name="Отчет_20_Листинг"><text:s text:c="4"/>vi &lt;- inits $ repeat 0</text:p>
          </text:list-item>
          <text:list-item>
            <text:p text:style-name="Отчет_20_Листинг"><text:s text:c="4"/>return $ vi ++ (1: repeat 0)</text:p>
          </text:list-item>
          <text:list-item>
            <text:p text:style-name="Отчет_20_Листинг"/>
          </text:list-item>
          <text:list-item>
            <text:p text:style-name="Отчет_20_Листинг">equationsE :: Matrix -&gt; [Matrix]</text:p>
          </text:list-item>
          <text:list-item>
            <text:p text:style-name="Отчет_20_Листинг">equationsE mm = zipWith (\m e -&gt; zipWith (\mi ei -&gt; mi ++ [ei]) m e) (replicate (length mm) mm) matrixE</text:p>
          </text:list-item>
          <text:list-item>
            <text:p text:style-name="Отчет_20_Листинг"/>
          </text:list-item>
          <text:list-item>
            <text:p text:style-name="Отчет_20_Листинг">inverse :: Matrix -&gt; Matrix</text:p>
          </text:list-item>
          <text:list-item>
            <text:p text:style-name="Отчет_20_Листинг">inverse = transpose . map gauss . EquationsE</text:p>
          </text:list-item>
        </text:list>
        <text:list xml:id="list211402619656503" text:continue-list="list211401637125012" text:style-name="Отчет_20_Нумерованный">
          <text:list-item>
            <text:list>
              <text:list-item>
                <text:h text:style-name="P25" text:outline-level="2"><text:soft-page-break/>Main.hs</text:h>
              </text:list-item>
            </text:list>
          </text:list-item>
        </text:list>
        <text:list xml:id="list211400936552159" text:continue-list="list211402837798902" text:style-name="Отчет_20_Листинг">
          <text:list-item text:start-value="1">
            <text:p text:style-name="Отчет_20_Листинг">import Methods</text:p>
          </text:list-item>
          <text:list-item>
            <text:p text:style-name="Отчет_20_Листинг">import System.IO</text:p>
          </text:list-item>
          <text:list-item>
            <text:p text:style-name="Отчет_20_Листинг">import Data.List</text:p>
          </text:list-item>
          <text:list-item>
            <text:p text:style-name="Отчет_20_Листинг">import Text.Printf</text:p>
          </text:list-item>
          <text:list-item>
            <text:p text:style-name="Отчет_20_Листинг"/>
          </text:list-item>
          <text:list-item>
            <text:p text:style-name="Отчет_20_Листинг">main :: IO ()</text:p>
          </text:list-item>
          <text:list-item>
            <text:p text:style-name="Отчет_20_Листинг">main = do</text:p>
          </text:list-item>
          <text:list-item>
            <text:p text:style-name="Отчет_20_Листинг"><text:s text:c="4"/>let inp = "I"</text:p>
          </text:list-item>
          <text:list-item>
            <text:p text:style-name="Отчет_20_Листинг"/>
          </text:list-item>
          <text:list-item>
            <text:p text:style-name="Отчет_20_Листинг"><text:s text:c="4"/>hInp <text:s text:c="3"/>&lt;- openFile inp ReadMode</text:p>
          </text:list-item>
          <text:list-item>
            <text:p text:style-name="Отчет_20_Листинг"><text:s text:c="4"/>matrixX &lt;- map (map read . words) . lines &lt;$&gt; hGetContents hInp :: IO Matrix</text:p>
          </text:list-item>
          <text:list-item>
            <text:p text:style-name="Отчет_20_Листинг"><text:s text:c="4"/>matrix <text:s/>&lt;- return $ map init matrixX</text:p>
          </text:list-item>
          <text:list-item>
            <text:p text:style-name="Отчет_20_Листинг"><text:s text:c="4"/>xs <text:s text:c="5"/>&lt;- return $ map last matrixX</text:p>
          </text:list-item>
          <text:list-item>
            <text:p text:style-name="Отчет_20_Листинг"/>
          </text:list-item>
          <text:list-item>
            <text:p text:style-name="Отчет_20_Листинг"><text:s text:c="4"/>putStrLn "\n━┫ Echelon matrix (iterations) ┣━━━━━"</text:p>
          </text:list-item>
          <text:list-item>
            <text:p text:style-name="Отчет_20_Листинг"><text:s text:c="4"/>putStrLn . showMatrixIters "%7.3F" $ echelons matrixX</text:p>
          </text:list-item>
          <text:list-item>
            <text:p text:style-name="Отчет_20_Листинг"/>
          </text:list-item>
          <text:list-item>
            <text:p text:style-name="Отчет_20_Листинг"><text:s text:c="4"/>putStrLn "\n━┫ Inverse matrix A (equations) ┣━━━━"</text:p>
          </text:list-item>
          <text:list-item>
            <text:p text:style-name="Отчет_20_Листинг"><text:s text:c="4"/>putStrLn . showMatrixIters "%7.3F" $ equationsE matrix</text:p>
          </text:list-item>
          <text:list-item>
            <text:p text:style-name="Отчет_20_Листинг"/>
          </text:list-item>
          <text:list-item>
            <text:p text:style-name="Отчет_20_Листинг"><text:s text:c="4"/>putStrLn "\n━┫ Gauss solution (iterations) ┣━━━━━" </text:p>
          </text:list-item>
          <text:list-item>
            <text:p text:style-name="Отчет_20_Листинг"><text:s text:c="4"/>putStrLn . showMatrixIters "%7.3F" $ gausses matrixX</text:p>
          </text:list-item>
          <text:list-item>
            <text:p text:style-name="Отчет_20_Листинг"/>
          </text:list-item>
          <text:list-item>
            <text:p text:style-name="Отчет_20_Листинг"><text:s text:c="4"/>putStrLn "\n━━━━━━━━━━━━━━━━━━━━━━━━━━━━━━━━━━━━━"</text:p>
          </text:list-item>
          <text:list-item>
            <text:p text:style-name="Отчет_20_Листинг"><text:s text:c="4"/>putStrLn ""</text:p>
          </text:list-item>
          <text:list-item>
            <text:p text:style-name="Отчет_20_Листинг"/>
          </text:list-item>
          <text:list-item>
            <text:p text:style-name="Отчет_20_Листинг"><text:s text:c="4"/>putStrLn "\n━ Gauss solution (result)" </text:p>
          </text:list-item>
          <text:list-item>
            <text:p text:style-name="Отчет_20_Листинг"><text:s text:c="4"/>putStrLn . showVector "%7.3F" $ gauss matrixX</text:p>
          </text:list-item>
          <text:list-item>
            <text:p text:style-name="Отчет_20_Листинг"><text:s text:c="4"/></text:p>
          </text:list-item>
          <text:list-item>
            <text:p text:style-name="Отчет_20_Листинг"><text:s text:c="4"/>putStrLn "\n━ Vector epsilon"</text:p>
          </text:list-item>
          <text:list-item>
            <text:p text:style-name="Отчет_20_Листинг"><text:s text:c="4"/>let vEpsi = zipWith (-) (map sum $ map (zipWith (*) (gauss matrixX)) matrix) xs</text:p>
          </text:list-item>
          <text:list-item>
            <text:p text:style-name="Отчет_20_Листинг"><text:s text:c="4"/>putStrLn $ showVector "% -12.5E" vEpsi</text:p>
          </text:list-item>
          <text:list-item>
            <text:p text:style-name="Отчет_20_Листинг"/>
          </text:list-item>
          <text:list-item>
            <text:p text:style-name="Отчет_20_Листинг"><text:s text:c="4"/>putStrLn "\n━ Normal vector epsilon"</text:p>
          </text:list-item>
          <text:list-item>
            <text:p text:style-name="Отчет_20_Листинг"><text:s text:c="4"/>putStrLn . printf "%-12.5E" $ sqrt . sum $ map (** 2) vEpsi</text:p>
          </text:list-item>
          <text:list-item>
            <text:p text:style-name="Отчет_20_Листинг"/>
          </text:list-item>
          <text:list-item>
            <text:p text:style-name="Отчет_20_Листинг"><text:s text:c="4"/>putStrLn "\n-------------------------------------"</text:p>
          </text:list-item>
          <text:list-item>
            <text:p text:style-name="Отчет_20_Листинг"/>
          </text:list-item>
          <text:list-item>
            <text:p text:style-name="Отчет_20_Листинг"><text:s text:c="4"/>putStrLn "\n━ Det matrix A (result)"</text:p>
          </text:list-item>
          <text:list-item>
            <text:p text:style-name="Отчет_20_Листинг"><text:s text:c="4"/>putStrLn . printf "%7.3F" $ det matrix</text:p>
          </text:list-item>
          <text:list-item>
            <text:p text:style-name="Отчет_20_Листинг"/>
          </text:list-item>
          <text:list-item>
            <text:p text:style-name="Отчет_20_Листинг"><text:s text:c="4"/>putStrLn "\n━ Inverse matrix A (result)"</text:p>
          </text:list-item>
          <text:list-item>
            <text:p text:style-name="Отчет_20_Листинг"><text:s text:c="4"/>putStrLn . showMatrix "%7.3F" $ inverse matrix</text:p>
          </text:list-item>
          <text:list-item>
            <text:p text:style-name="Отчет_20_Листинг"/>
          </text:list-item>
          <text:list-item>
            <text:p text:style-name="Отчет_20_Листинг"><text:s text:c="4"/>putStrLn "\n━ Matrix epsilon (AX - E)"</text:p>
          </text:list-item>
          <text:list-item>
            <text:p text:style-name="Отчет_20_Листинг"><text:s text:c="4"/>let mEpsi = subMatrix (mulMatrix matrix (inverse matrix)) matrixE </text:p>
          </text:list-item>
          <text:list-item>
            <text:p text:style-name="Отчет_20_Листинг"><text:s text:c="4"/>putStrLn $ showMatrix "% -12.5E" mEpsi</text:p>
          </text:list-item>
          <text:list-item>
            <text:p text:style-name="Отчет_20_Листинг"><text:soft-page-break/></text:p>
          </text:list-item>
          <text:list-item>
            <text:p text:style-name="Отчет_20_Листинг"><text:s text:c="4"/>putStrLn "\n━ Normal matrix epsilon"</text:p>
          </text:list-item>
          <text:list-item>
            <text:p text:style-name="Отчет_20_Листинг"><text:s text:c="4"/>putStrLn . printf "%-12.5E" . sqrt . sum . map (** 2) $ concat mEpsi</text:p>
          </text:list-item>
          <text:list-item>
            <text:p text:style-name="Отчет_20_Листинг"/>
          </text:list-item>
          <text:list-item>
            <text:p text:style-name="Отчет_20_Листинг"><text:s text:c="4"/>return ()</text:p>
          </text:list-item>
          <text:list-item>
            <text:p text:style-name="Отчет_20_Листинг"/>
          </text:list-item>
          <text:list-item>
            <text:p text:style-name="Отчет_20_Листинг"/>
          </text:list-item>
          <text:list-item>
            <text:p text:style-name="Отчет_20_Листинг">mulMatrix :: Matrix -&gt; Matrix -&gt; Matrix</text:p>
          </text:list-item>
          <text:list-item>
            <text:p text:style-name="Отчет_20_Листинг">mulMatrix a b = do</text:p>
          </text:list-item>
          <text:list-item>
            <text:p text:style-name="Отчет_20_Листинг"><text:s text:c="4"/>a' &lt;- a</text:p>
          </text:list-item>
          <text:list-item>
            <text:p text:style-name="Отчет_20_Листинг"><text:s text:c="4"/>b' &lt;- return $ map (sum . zipWith (*) a') $ transpose b</text:p>
          </text:list-item>
          <text:list-item>
            <text:p text:style-name="Отчет_20_Листинг"><text:s text:c="4"/>return b'</text:p>
          </text:list-item>
          <text:list-item>
            <text:p text:style-name="Отчет_20_Листинг"/>
          </text:list-item>
          <text:list-item>
            <text:p text:style-name="Отчет_20_Листинг">subMatrix :: Matrix -&gt; Matrix -&gt; Matrix</text:p>
          </text:list-item>
          <text:list-item>
            <text:p text:style-name="Отчет_20_Листинг">subMatrix a b = zipWith (zipWith (-)) a b</text:p>
          </text:list-item>
          <text:list-item>
            <text:p text:style-name="Отчет_20_Листинг"/>
          </text:list-item>
          <text:list-item>
            <text:p text:style-name="Отчет_20_Листинг"/>
          </text:list-item>
          <text:list-item>
            <text:p text:style-name="Отчет_20_Листинг"/>
          </text:list-item>
          <text:list-item>
            <text:p text:style-name="Отчет_20_Листинг">showMatrix :: String -&gt; Matrix -&gt; String</text:p>
          </text:list-item>
          <text:list-item>
            <text:p text:style-name="Отчет_20_Листинг">showMatrix f m = ('[':) . (++" ]") . intercalate "\n " $ map (intercalate ", " . map (printf f)) m</text:p>
          </text:list-item>
          <text:list-item>
            <text:p text:style-name="Отчет_20_Листинг"/>
          </text:list-item>
          <text:list-item>
            <text:p text:style-name="Отчет_20_Листинг">showMatrixIters :: String -&gt; [Matrix] -&gt; String</text:p>
          </text:list-item>
          <text:list-item>
            <text:p text:style-name="Отчет_20_Листинг">showMatrixIters f ms = intercalate "\n\n" $ map (showMatrix f) ms</text:p>
          </text:list-item>
          <text:list-item>
            <text:p text:style-name="Отчет_20_Листинг"/>
          </text:list-item>
          <text:list-item>
            <text:p text:style-name="Отчет_20_Листинг"/>
          </text:list-item>
          <text:list-item>
            <text:p text:style-name="Отчет_20_Листинг">showVector :: String -&gt; Vector -&gt; String</text:p>
          </text:list-item>
          <text:list-item>
            <text:p text:style-name="Отчет_20_Листинг">showVector f v = ('(':) . (++" )") . intercalate ", " $ map (printf f) v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hatch draw:name="Black_20_180_20_Degrees_20_Crossed" draw:display-name="Black 180 Degrees Crossed" draw:style="double" draw:color="#000000" draw:distance="0.102cm" draw:rotation="18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4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4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Отчет_20_Базовый" style:next-style-name="Text_20_body" style:default-outline-level="2" style:class="text">
      <style:paragraph-properties fo:margin-left="0.499cm" fo:margin-right="0cm" fo:margin-top="0cm" fo:margin-bottom="0cm" style:contextual-spacing="tru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Отчет_20_Базовый" style:next-style-name="Text_20_body" style:default-outline-level="3" style:class="text">
      <style:paragraph-properties fo:margin-left="1cm" fo:margin-right="0cm" fo:margin-top="0cm" fo:margin-bottom="0cm" style:contextual-spacing="tru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Drawing" style:family="paragraph" style:parent-style-name="Отчет_20_Название_20_Рисунка" style:class="extra">
      <style:paragraph-properties fo:text-align="center" style:justify-single-word="false"/>
    </style:style>
    <style:style style:name="Header_20_and_20_Footer" style:display-name="Header and Footer" style:family="paragraph" style:parent-style-name="Отчет_20_Колонтитул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тчет_20_Титульный_20_Базовый" style:display-name="Отчет Титульный Базовый" style:family="paragraph" style:master-page-name="">
      <style:paragraph-properties fo:line-height="150%" fo:text-align="center" style:justify-single-word="false" fo:hyphenation-ladder-count="no-limit" style:page-number="auto" fo:padding="0cm" fo:border="none" text:number-lines="true" text:line-number="1" style:join-border="false">
        <style:tab-stops/>
      </style:paragraph-properties>
      <style:text-properties fo:hyphenate="true" fo:hyphenation-remain-char-count="5" fo:hyphenation-push-char-count="5" loext:hyphenation-no-caps="true"/>
    </style:style>
    <style:style style:name="Отчет_20_Титульный_20_Тема_20_Работы" style:display-name="Отчет Титульный Тема Работы" style:family="paragraph" style:parent-style-name="Отчет_20_Титульный_20_Базовый" style:master-page-name="">
      <style:paragraph-properties style:page-number="auto" fo:padding-left="0cm" fo:padding-right="0cm" fo:padding-top="3cm" fo:padding-bottom="0.499cm" fo:border="none"/>
      <style:text-properties fo:text-transform="uppercase" fo:font-weight="bold"/>
    </style:style>
    <style:style style:name="Отчет_20_Титульный_20_Информация" style:display-name="Отчет Титульный Информация" style:family="paragraph" style:parent-style-name="Отчет_20_Титульный_20_Базовый" style:master-page-name="">
      <style:paragraph-properties fo:line-height="100%" fo:text-align="start" style:justify-single-word="false" style:page-number="auto" fo:padding-left="0cm" fo:padding-right="0cm" fo:padding-top="1cm" fo:padding-bottom="0cm" fo:border="none" style:join-border="true">
        <style:tab-stops>
          <style:tab-stop style:position="1cm" style:type="center"/>
          <style:tab-stop style:position="2cm" style:type="right"/>
          <style:tab-stop style:position="4.001cm" style:type="right"/>
          <style:tab-stop style:position="6.001cm" style:type="right"/>
          <style:tab-stop style:position="7.999cm" style:type="right"/>
        </style:tab-stops>
      </style:paragraph-properties>
    </style:style>
    <style:style style:name="Отчет_20_Базовый" style:display-name="Отчет Базовый" style:family="paragraph" style:master-page-name="">
      <style:paragraph-properties fo:margin-top="0cm" fo:margin-bottom="0.3cm" style:contextual-spacing="true" fo:line-height="150%" fo:text-align="justify" style:justify-single-word="false" fo:hyphenation-ladder-count="no-limit" style:page-number="auto" text:number-lines="true" text:line-number="1">
        <style:tab-stops/>
      </style:paragraph-properties>
      <style:text-properties fo:hyphenate="true" fo:hyphenation-remain-char-count="5" fo:hyphenation-push-char-count="5" loext:hyphenation-no-caps="true"/>
      <style:map style:condition="header()" style:apply-style-name="Отчет_20_Базовый"/>
      <style:map style:condition="footer()" style:apply-style-name="Отчет_20_Базовый"/>
    </style:style>
    <style:style style:name="Отчет_20_Заголовок_20_2" style:display-name="Отчет Заголовок 2" style:family="paragraph" style:parent-style-name="Отчет_20_Базовый" style:next-style-name="Отчет_20_Абзац" style:default-outline-level="2" style:list-style-name="Отчет_20_Нумерованный" style:master-page-name="">
      <style:paragraph-properties fo:margin-top="0.101cm" fo:margin-bottom="0.101cm" style:contextual-spacing="true" fo:line-height="200%" fo:text-align="center" style:justify-single-word="false" fo:keep-together="always" style:register-true="false" style:page-number="auto" fo:padding="0cm" fo:border="none" fo:keep-with-next="always" style:join-border="false">
        <style:tab-stops/>
      </style:paragraph-properties>
      <style:text-properties fo:font-weight="bold"/>
    </style:style>
    <style:style style:name="Отчет_20_Заголовок_20_1" style:display-name="Отчет Заголовок 1" style:family="paragraph" style:parent-style-name="Отчет_20_Базовый" style:next-style-name="Отчет_20_Заголовок_20_2" style:default-outline-level="1" style:list-style-name="Отчет_20_Нумерованный" style:master-page-name="">
      <style:paragraph-properties fo:margin-top="0.101cm" fo:margin-bottom="0.101cm" style:contextual-spacing="false" fo:line-height="200%" fo:text-align="center" style:justify-single-word="false" fo:keep-together="always" style:page-number="auto" fo:break-before="page" fo:padding="0cm" fo:border="none" fo:keep-with-next="always" style:join-border="false"/>
      <style:text-properties fo:font-size="16pt" fo:font-weight="bold"/>
    </style:style>
    <style:style style:name="Отчет_20_Абзац" style:display-name="Отчет Абзац" style:family="paragraph" style:parent-style-name="Отчет_20_Базовый">
      <style:paragraph-properties fo:margin-left="0cm" fo:margin-right="0cm" fo:line-height="150%" fo:text-indent="1cm" style:auto-text-indent="false"/>
    </style:style>
    <style:style style:name="Отчет_20_Список_20_Нумерованный" style:display-name="Отчет Список Нумерованный" style:family="paragraph" style:parent-style-name="Отчет_20_Базовый" style:list-style-name="Отчет_20_Нумерованный_20_Встраиваемый" style:master-page-name="">
      <style:paragraph-properties style:page-number="auto"/>
    </style:style>
    <style:style style:name="Отчет_20_Список_20_Символьный" style:display-name="Отчет Список Символьный" style:family="paragraph" style:parent-style-name="Отчет_20_Базовый" style:list-style-name="Отчет_20_Символьный_20_Встраиваемый"/>
    <style:style style:name="Отчет_20_Листинг" style:display-name="Отчет Листинг" style:family="paragraph" style:parent-style-name="Отчет_20_Базовый" style:list-style-name="Отчет_20_Листинг" style:master-page-name="">
      <loext:graphic-properties draw:fill="none" draw:fill-color="#dddddd" draw:fill-hatch-name="Black_20_180_20_Degrees_20_Crossed" draw:fill-hatch-solid="false"/>
      <style:paragraph-properties fo:line-height="100%" style:page-number="auto" fo:background-color="transparent" fo:padding="0cm" fo:border="none">
        <style:tab-stops/>
      </style:paragraph-properties>
      <style:text-properties fo:color="#000000" loext:opacity="100%" style:font-name="Liberation Mono" fo:font-family="'Liberation Mono'" style:font-style-name="Обычный" style:font-family-generic="modern" style:font-pitch="fixed" fo:font-size="12pt" style:text-overline-style="none" style:text-overline-color="font-color"/>
    </style:style>
    <style:style style:name="Table_20_Contents" style:display-name="Table Contents" style:family="paragraph" style:parent-style-name="Отчет_20_Таблица_20_Содержимое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Отчет_20_Таблица_20_Заголовок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Отчет_20_Название_20_Таблицы" style:class="extra" style:master-page-name="">
      <style:paragraph-properties fo:margin-top="0cm" fo:margin-bottom="0cm" style:contextual-spacing="true" fo:text-align="start" style:justify-single-word="false" style:page-number="auto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тчет_20_Название_20_Таблицы" style:display-name="Отчет Название Таблицы" style:family="paragraph" style:parent-style-name="Отчет_20_Базовый">
      <style:paragraph-properties fo:margin-top="0cm" fo:margin-bottom="0cm" style:contextual-spacing="false" fo:text-align="start" style:justify-single-word="false"/>
    </style:style>
    <style:style style:name="Отчет_20_Название_20_Рисунка" style:display-name="Отчет Название Рисунка" style:family="paragraph" style:parent-style-name="Отчет_20_Базовый">
      <style:paragraph-properties fo:text-align="center" style:justify-single-word="false"/>
    </style:style>
    <style:style style:name="Отчет_20_Таблица_20_Заголовок" style:display-name="Отчет Таблица Заголовок" style:family="paragraph" style:parent-style-name="Отчет_20_Базовый">
      <style:paragraph-properties fo:margin-top="0cm" fo:margin-bottom="0cm" style:contextual-spacing="false" fo:text-align="center" style:justify-single-word="false"/>
    </style:style>
    <style:style style:name="Отчет_20_Колонтитул" style:display-name="Отчет Колонтитул" style:family="paragraph" style:parent-style-name="Отчет_20_Базовый">
      <style:paragraph-properties fo:text-align="center" style:justify-single-word="false">
        <style:tab-stops/>
      </style:paragraph-properties>
    </style:style>
    <style:style style:name="Отчет_20_Таблица_20_Содержимое" style:display-name="Отчет Таблица Содержимое" style:family="paragraph" style:parent-style-name="Отчет_20_Базовый">
      <style:paragraph-properties fo:margin-top="0cm" fo:margin-bottom="0cm" style:contextual-spacing="false" fo:text-align="center" style:justify-single-word="false">
        <style:tab-stops/>
      </style:paragraph-properties>
    </style:style>
    <style:style style:name="Illustration" style:family="paragraph" style:parent-style-name="Отчет_20_Название_20_Рисунка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Contents_20_1" style:display-name="Contents 1" style:family="paragraph" style:parent-style-name="Отчет_20_Базовый" style:list-style-name="" style:class="index">
      <style:paragraph-properties fo:margin-top="0cm" fo:margin-bottom="0cm" style:contextual-spacing="true" fo:text-align="start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тчет_20_Базовый" style:class="index">
      <style:paragraph-properties fo:margin-left="0.499cm" fo:margin-right="0cm" fo:margin-top="0cm" fo:margin-bottom="0cm" style:contextual-spacing="tru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Отчет_20_Базовый" style:class="index">
      <style:paragraph-properties fo:margin-top="0cm" fo:margin-bottom="0cm" style:contextual-spacing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Отчет_20_Базовый" style:class="index">
      <style:paragraph-properties fo:margin-left="0.998cm" fo:margin-right="0cm" fo:margin-top="0cm" fo:margin-bottom="0cm" style:contextual-spacing="tru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Отчет_20_Базовый" style:class="index">
      <style:paragraph-properties fo:margin-left="1.499cm" fo:margin-right="0cm" fo:margin-top="0cm" fo:margin-bottom="0cm" style:contextual-spacing="tru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svg:width="17cm" fo:min-width="100%" svg:height="7.71cm" style:rel-height="30%" text:anchor-type="paragraph" svg:x="0cm" svg:y="0cm" style:protect="position" style:wrap="none" style:vertical-pos="top" style:vertical-rel="paragraph" style:horizontal-pos="center" style:horizontal-rel="paragraph" draw:wrap-influence-on-position="once-concurrent" loext:allow-overlap="true" loext:rel-width-rel="paragraph" loext:rel-height-rel="paragraph">
        <style:columns fo:column-count="1" fo:column-gap="0cm"/>
      </style:graphic-properties>
    </style:style>
    <style:style style:name="Frame" style:family="graphic">
      <style:graphic-properties svg:width="17cm" fo:min-width="100%" svg:height="0.258cm" fo:min-height="1%" text:anchor-type="paragraph" svg:x="0cm" svg:y="0cm" fo:margin-left="0.201cm" fo:margin-right="0.201cm" fo:margin-top="0.201cm" fo:margin-bottom="0.201cm" style:protect="position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 loext:rel-width-rel="paragraph" loext:rel-height-rel="paragraph">
        <style:columns fo:column-count="1" fo:column-gap="0cm"/>
      </style:graphic-properties>
    </style:style>
    <style:style style:name="Graphics" style:family="graphic">
      <style:graphic-properties fo:min-width="11.899cm" svg:height="0.041cm" text:anchor-type="paragraph" svg:x="0cm" svg:y="0cm" style:protect="position" style:wrap="none" style:vertical-pos="top" style:vertical-rel="paragraph" style:horizontal-pos="center" style:horizontal-rel="paragraph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wrap="parallel" style:number-wrapped-paragraphs="no-limit" style:wrap-contour="false" style:vertical-pos="top" style:vertical-rel="baseline" draw:wrap-influence-on-position="once-concurrent" loext:allow-overlap="true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Отчет_20_Нумерованный" style:display-name="Отчет Нумерованный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Отчет_20_Нумерованный_20_Встраиваемый" style:display-name="Отчет Нумерованный Встраиваемый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space" fo:text-indent="2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text-indent="3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space" fo:text-indent="4.00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space" fo:text-indent="5.00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space" fo:text-indent="6.001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space" fo:text-indent="7.001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space" fo:text-indent="7.999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space" fo:text-indent="8.999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space" fo:text-indent="9.999cm"/>
        </style:list-level-properties>
      </text:list-level-style-number>
    </text:list-style>
    <text:list-style style:name="Отчет_20_Символьный_20_Встраиваемый" style:display-name="Отчет Символьный Встраиваемый">
      <text:list-level-style-bullet text:level="1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space" fo:text-indent="2cm"/>
        </style:list-level-properties>
        <style:text-properties style:font-name="OpenSymbo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space" fo:text-indent="3cm"/>
        </style:list-level-properties>
        <style:text-properties style:font-name="OpenSymbo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space" fo:text-indent="4.001cm"/>
        </style:list-level-properties>
        <style:text-properties style:font-name="OpenSymbo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space" fo:text-indent="5.001cm"/>
        </style:list-level-properties>
        <style:text-properties style:font-name="OpenSymbo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space" fo:text-indent="6.001cm"/>
        </style:list-level-properties>
        <style:text-properties style:font-name="OpenSymbo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space" fo:text-indent="7.001cm"/>
        </style:list-level-properties>
        <style:text-properties style:font-name="OpenSymbo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space" fo:text-indent="7.999cm"/>
        </style:list-level-properties>
        <style:text-properties style:font-name="OpenSymbo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space" fo:text-indent="8.999cm"/>
        </style:list-level-properties>
        <style:text-properties style:font-name="OpenSymbol"/>
      </text:list-level-style-bullet>
      <text:list-level-style-bullet text:level="10" text:bullet-char="–">
        <style:list-level-properties text:list-level-position-and-space-mode="label-alignment">
          <style:list-level-label-alignment text:label-followed-by="space" fo:text-indent="9.999cm"/>
        </style:list-level-properties>
        <style:text-properties style:font-name="OpenSymbol"/>
      </text:list-level-style-bullet>
    </text:list-style>
    <text:list-style style:name="Отчет_20_Листинг" style:display-name="Отчет Листинг" text:consecutive-numbering="true">
      <text:list-level-style-number text:level="1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3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4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5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6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7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8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9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10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8">
      <number:day number:style="long"/>
    </number:date-style>
    <number:date-style style:name="N10107" number:language="ru" number:country="RU">
      <number:year number:style="long"/>
    </number:date-style>
    <number:date-style style:name="N10108" number:language="ru" number:country="RU">
      <number:day number:style="long"/>
    </number:date-style>
  </office:styles>
  <office:automatic-styles>
    <style:style style:name="MP1" style:family="paragraph" style:parent-style-name="Отчет_20_Колонтитул">
      <style:paragraph-properties>
        <style:tab-stops/>
      </style:paragraph-properties>
    </style:style>
    <style:style style:name="MT1" style:family="text">
      <style:text-properties officeooo:rsid="002425c1"/>
    </style:style>
    <style:style style:name="MT2" style:family="text">
      <style:text-properties officeooo:rsid="008472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6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6cm" fo:background-color="transparent" style:dynamic-spacing="true" draw:fill="none" draw:fill-color="#729fcf"/>
      </style:footer-style>
    </style:page-layout>
    <style:page-layout style:name="Mpm10">
      <style:page-layout-properties fo:page-width="29.7cm" fo:page-height="21.001cm" style:num-format="1" style:print-orientation="landscape" fo:margin-top="1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6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6cm" fo:background-color="transparent" style:dynamic-spacing="tru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1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6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6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Отчет_20_Базовый" style:display-name="Отчет Базовый" style:page-layout-name="Mpm9">
      <style:header>
        <text:p text:style-name="Отчет_20_Колонтитул"><text:page-number text:select-page="current">11</text:page-number></text:p>
      </style:header>
      <style:footer>
        <text:p text:style-name="Отчет_20_Колонтитул"/>
      </style:footer>
    </style:master-page>
    <style:master-page style:name="Отчет_20_Базовый_20_Горизонтальный" style:display-name="Отчет Базовый Горизонтальный" style:page-layout-name="Mpm10">
      <style:header>
        <text:p text:style-name="Header"/>
      </style:header>
      <style:footer>
        <text:p text:style-name="Footer"/>
      </style:footer>
    </style:master-page>
    <style:master-page style:name="Отчет_20_Титульный" style:display-name="Отчет Титульный" style:page-layout-name="Mpm11" style:next-style-name="Отчет_20_Базовый">
      <style:header>
        <text:p text:style-name="MP1"/>
      </style:header>
      <style:footer>
        <text:p text:style-name="Отчет_20_Колонтитул"><text:span text:style-name="MT1">Томск </text:span><text:span text:style-name="MT2">20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13:23:07.962442775</meta:creation-date>
    <dc:title>Шаблон Отчет</dc:title>
    <meta:editing-cycles>4</meta:editing-cycles>
    <meta:generator>LibreOffice/7.1.2.2$Linux_X86_64 LibreOffice_project/10$Build-2</meta:generator>
    <meta:editing-duration>P1DT7H30M27S</meta:editing-duration>
    <meta:initial-creator>Александр Сергеевич Мазовец</meta:initial-creator>
    <meta:printed-by>Александр Сергеевич Мазовец</meta:printed-by>
    <meta:print-date>2021-04-26T13:50:42.046955171</meta:print-date>
    <dc:date>2021-04-27T21:14:00.305313520</dc:date>
    <dc:creator>Александр Сергеевич Мазовец</dc:creator>
    <meta:document-statistic meta:table-count="0" meta:image-count="0" meta:object-count="0" meta:page-count="11" meta:paragraph-count="368" meta:word-count="1971" meta:character-count="11890" meta:non-whitespace-character-count="9353"/>
    <meta:template xlink:type="simple" xlink:actuate="onRequest" xlink:title="Шаблон Отчет" xlink:href="../../../.config/libreoffice/4/user/template/Отчет%20ТУСУР/Шаблон%20Отчет.ott" meta:date="2021-04-26T13:23:07.088270564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TUSUR/TemplateModule.xml><?xml version="1.0" encoding="utf-8"?>
<!DOCTYPE module  PUBLIC '-//OpenOffice.org//DTD OfficeDocument 1.0//EN'  'module.dtd'>
<script:module xmlns:script="http://openoffice.org/2000/script" script:name="TemplateModule" script:language="StarBasic">REM  *****  BASIC  *****

Public oTemplateGenerator as Object
Public oDocAuto as Object

Sub  ShowTemplateGenerator()
Dim oUserfield
    With GlobalScope.BasicLibraries
       If Not .IsLibraryLoaded("Tools") Then .LoadLibrary("Tools")
    End With
    oTemplateGenerator = Tools.ModuleControls.LoadDialog("TUSUR", "TemplateGenerator", DialogLibraries)
    oDocAuto = ThisComponent

    oTemplateGenerator.Execute()
    oTemplateGenerator.Dispose()
End Sub

Sub CancelTemplateGenerator()
	oTemplateGenerator.EndExecute()
End Sub

Sub OkTemplateGenerator()
	oTemplateGenerator.EndExecute()
End Sub
</script:module>
</file>

<file path=Basic/TUSUR/script-lb.xml><?xml version="1.0" encoding="utf-8"?>
<!DOCTYPE library  PUBLIC '-//OpenOffice.org//DTD OfficeDocument 1.0//EN'  'library.dtd'>
<library:library xmlns:library="http://openoffice.org/2000/library" library:name="TUSUR" library:readonly="false" library:passwordprotected="false">
  <library:element library:name="Template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USUR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TUSUR/TemplateGenerator.xml><?xml version="1.0" encoding="utf-8"?>
<!DOCTYPE window  PUBLIC '-//OpenOffice.org//DTD OfficeDocument 1.0//EN'  'dialog.dtd'>
<dlg:window xmlns:dlg="http://openoffice.org/2000/dialog" xmlns:script="http://openoffice.org/2000/script" dlg:id="TemplateGenerator" dlg:left="165" dlg:top="72" dlg:width="367" dlg:height="226" dlg:closeable="true" dlg:moveable="true">
  <dlg:styles>
    <dlg:style dlg:style-id="0" dlg:font-weight="150"/>
  </dlg:styles>
  <dlg:bulletinboard>
    <dlg:text dlg:id="Ldepartment" dlg:tab-index="0" dlg:left="10" dlg:top="53" dlg:width="130" dlg:height="10" dlg:value="Обеспечивающая кафедра/Сокращение" dlg:valign="center"/>
    <dlg:text dlg:id="Ltheme" dlg:tab-index="18" dlg:left="10" dlg:top="8" dlg:width="130" dlg:height="10" dlg:value="Тема работы" dlg:valign="center"/>
    <dlg:text dlg:id="Label2" dlg:tab-index="19" dlg:left="10" dlg:top="38" dlg:width="130" dlg:height="10" dlg:value="Учебная дисциплина" dlg:valign="center"/>
    <dlg:text dlg:id="Label3" dlg:tab-index="20" dlg:left="10" dlg:top="23" dlg:width="130" dlg:height="10" dlg:value="Вид работы" dlg:valign="center"/>
    <dlg:text dlg:style-id="0" dlg:id="Label1" dlg:tab-index="21" dlg:left="5" dlg:top="68" dlg:width="130" dlg:height="10" dlg:value="Выполнил" dlg:valign="center"/>
    <dlg:text dlg:id="Label5" dlg:tab-index="22" dlg:left="10" dlg:top="83" dlg:width="130" dlg:height="10" dlg:value="Номер группы" dlg:valign="center"/>
    <dlg:text dlg:id="Label7" dlg:tab-index="23" dlg:left="10" dlg:top="98" dlg:width="130" dlg:height="10" dlg:value="Инициалы/Фамилия" dlg:valign="center"/>
    <dlg:text dlg:id="Label4" dlg:tab-index="24" dlg:left="10" dlg:top="128" dlg:width="130" dlg:height="10" dlg:value="Дата" dlg:valign="center"/>
    <dlg:text dlg:style-id="0" dlg:id="Label6" dlg:tab-index="25" dlg:left="5" dlg:top="158" dlg:width="130" dlg:height="10" dlg:value="Проверил" dlg:valign="center"/>
    <dlg:text dlg:id="Label8" dlg:tab-index="26" dlg:left="10" dlg:top="173" dlg:width="130" dlg:height="10" dlg:value="Должность, ученая степень, звание" dlg:valign="center"/>
    <dlg:text dlg:id="Label9" dlg:tab-index="27" dlg:left="10" dlg:top="188" dlg:width="130" dlg:height="10" dlg:value="Инициалы/Фамилия" dlg:valign="center"/>
    <dlg:button dlg:id="CommandButton1" dlg:tab-index="17" dlg:left="299" dlg:top="208" dlg:width="60" dlg:height="13" dlg:value="Ок">
      <script:event script:event-name="on-performaction" script:macro-name="vnd.sun.star.script:TUSUR.TemplateModule.OkTemplateGenerator?language=Basic&amp;location=document" script:language="Script"/>
    </dlg:button>
    <dlg:button dlg:id="CommandButton2" dlg:tab-index="15" dlg:left="169" dlg:top="208" dlg:width="60" dlg:height="13" dlg:value="Применить"/>
    <dlg:button dlg:id="CommandButton3" dlg:tab-index="16" dlg:left="234" dlg:top="208" dlg:width="60" dlg:height="13" dlg:value="Отмена">
      <script:event script:event-name="on-performaction" script:macro-name="vnd.sun.star.script:TUSUR.TemplateModule.CancelTemplateGenerator?language=Basic&amp;location=document" script:language="Script"/>
    </dlg:button>
    <dlg:textfield dlg:id="tfTopic" dlg:tab-index="1" dlg:left="147" dlg:top="8" dlg:width="212" dlg:height="10"/>
    <dlg:combobox dlg:id="tfKindOfWork" dlg:tab-index="2" dlg:left="147" dlg:top="23" dlg:width="212" dlg:height="10" dlg:spin="true" dlg:linecount="10">
      <dlg:menupopup>
        <dlg:menuitem dlg:value="Отчет по лабораторной работе"/>
        <dlg:menuitem dlg:value="Тематический реферат"/>
        <dlg:menuitem dlg:value="Самостоятельная работа"/>
        <dlg:menuitem dlg:value="Эссе"/>
        <dlg:menuitem dlg:value="Расчетная работа"/>
        <dlg:menuitem dlg:value="Расчетно-графическая работа"/>
        <dlg:menuitem dlg:value="Курсовая работа"/>
        <dlg:menuitem dlg:value="Курсовой проект"/>
      </dlg:menupopup>
    </dlg:combobox>
    <dlg:textfield dlg:id="tfAcademicDiscipline" dlg:tab-index="3" dlg:left="147" dlg:top="38" dlg:width="212" dlg:height="10"/>
    <dlg:textfield dlg:id="tfDepartment" dlg:tab-index="4" dlg:left="147" dlg:top="53" dlg:width="163" dlg:height="10"/>
    <dlg:datefield dlg:id="tfCreationDate" dlg:tab-index="10" dlg:left="147" dlg:top="128" dlg:width="212" dlg:height="10" dlg:date-format="short_DDMMYYYY"/>
    <dlg:textfield dlg:id="tfAuLastName" dlg:tab-index="8" dlg:left="196" dlg:top="98" dlg:width="163" dlg:height="10"/>
    <dlg:textfield dlg:id="tfAuInitials" dlg:tab-index="7" dlg:left="147" dlg:top="98" dlg:width="46" dlg:height="10"/>
    <dlg:textfield dlg:id="tfAuGroup" dlg:tab-index="6" dlg:left="147" dlg:top="83" dlg:width="212" dlg:height="10"/>
    <dlg:textfield dlg:id="tfDepartmentRed" dlg:tab-index="5" dlg:left="312" dlg:top="53" dlg:width="47" dlg:height="10"/>
    <dlg:checkbox dlg:id="chbUseEditorData" dlg:tab-index="9" dlg:left="22" dlg:top="113" dlg:width="130" dlg:height="10" dlg:value="Использовать данные из параметров" dlg:valign="center" dlg:checked="true"/>
    <dlg:checkbox dlg:id="chbUseDocumentData" dlg:tab-index="11" dlg:left="22" dlg:top="143" dlg:width="130" dlg:height="10" dlg:value="Использовать дату создания документа" dlg:valign="center" dlg:checked="true"/>
    <dlg:textfield dlg:id="tfInsAcademicDegree" dlg:tab-index="12" dlg:left="147" dlg:top="173" dlg:width="212" dlg:height="10"/>
    <dlg:textfield dlg:id="tfInsInitials" dlg:tab-index="13" dlg:left="147" dlg:top="188" dlg:width="46" dlg:height="10"/>
    <dlg:textfield dlg:id="tfInsLastName" dlg:tab-index="14" dlg:left="196" dlg:top="188" dlg:width="163" dlg:height="10"/>
  </dlg:bulletinboard>
</dlg:window>
</file>

<file path=Dialogs/TUSUR/dialog-lb.xml><?xml version="1.0" encoding="utf-8"?>
<!DOCTYPE library  PUBLIC '-//OpenOffice.org//DTD OfficeDocument 1.0//EN'  'library.dtd'>
<library:library xmlns:library="http://openoffice.org/2000/library" library:name="TUSUR" library:readonly="false" library:passwordprotected="false">
  <library:element library:name="TemplateGenerator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USUR" library:link="false"/>
</library:libraries>
</file>